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95cm"/>
    </style:style>
    <style:style style:name="co2" style:family="table-column">
      <style:table-column-properties fo:break-before="auto" style:column-width="5.554cm"/>
    </style:style>
    <style:style style:name="co3" style:family="table-column">
      <style:table-column-properties fo:break-before="auto" style:column-width="2.258cm"/>
    </style:style>
    <style:style style:name="co4" style:family="table-column">
      <style:table-column-properties fo:break-before="auto" style:column-width="1.034cm"/>
    </style:style>
    <style:style style:name="co5" style:family="table-column">
      <style:table-column-properties fo:break-before="auto" style:column-width="0.716cm"/>
    </style:style>
    <style:style style:name="co6" style:family="table-column">
      <style:table-column-properties fo:break-before="auto" style:column-width="0.743cm"/>
    </style:style>
    <style:style style:name="co7" style:family="table-column">
      <style:table-column-properties fo:break-before="auto" style:column-width="0.607cm"/>
    </style:style>
    <style:style style:name="co8" style:family="table-column">
      <style:table-column-properties fo:break-before="auto" style:column-width="2.859cm"/>
    </style:style>
    <style:style style:name="co9" style:family="table-column">
      <style:table-column-properties fo:break-before="auto" style:column-width="17.429cm"/>
    </style:style>
    <style:style style:name="co10" style:family="table-column">
      <style:table-column-properties fo:break-before="auto" style:column-width="2.813cm"/>
    </style:style>
    <style:style style:name="co11" style:family="table-column">
      <style:table-column-properties fo:break-before="auto" style:column-width="4.493cm"/>
    </style:style>
    <style:style style:name="ro1" style:family="table-row">
      <style:table-row-properties style:row-height="0.452cm" fo:break-before="auto" style:use-optimal-row-height="true"/>
    </style:style>
    <style:style style:name="ro2" style:family="table-row">
      <style:table-row-properties style:row-height="1.289cm" fo:break-before="auto" style:use-optimal-row-height="false"/>
    </style:style>
    <style:style style:name="ro3" style:family="table-row">
      <style:table-row-properties style:row-height="1.662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style style:name="ce2"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transparent" fo:border="none"/>
    </style:style>
    <style:style style:name="ce4"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transparent"/>
    </style:style>
    <style:style style:name="ce40" style:family="table-cell" style:parent-style-name="Default">
      <style:table-cell-properties style:text-align-source="fix" style:repeat-content="false" fo:background-color="transparent" style:vertical-align="middle"/>
      <style:paragraph-properties fo:text-align="center"/>
    </style:style>
    <style:style style:name="ce41"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8"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69"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10"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cm"/>
    </style:style>
    <style:style style:name="ce44"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cm"/>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font-weight-asian="bold" style:font-weight-complex="bold"/>
    </style:style>
    <style:style style:name="ce46" style:family="table-cell" style:parent-style-name="Default">
      <style:table-cell-properties fo:border-bottom="none" fo:background-color="transparent" fo:border-left="none" fo:border-right="none" fo:border-top="0.74pt solid #000000"/>
    </style:style>
    <style:style style:name="ce47" style:family="table-cell" style:parent-style-name="Default">
      <style:table-cell-properties style:text-align-source="fix" style:repeat-content="false" fo:background-color="transparent" fo:border="none" style:vertical-align="middle"/>
      <style:paragraph-properties fo:text-align="end" fo:margin-left="0cm"/>
    </style:style>
    <style:style style:name="ce48" style:family="table-cell" style:parent-style-name="Default">
      <style:table-cell-properties style:text-align-source="fix" style:repeat-content="false" fo:background-color="transparent"/>
      <style:paragraph-properties fo:text-align="end" fo:margin-left="0cm"/>
    </style:style>
    <style:style style:name="ce49" style:family="table-cell" style:parent-style-name="Default">
      <style:table-cell-properties fo:border-bottom="0.74pt solid #000000" fo:background-color="transparent" fo:border-left="none" fo:border-right="none" fo:border-top="none"/>
    </style:style>
    <style:style style:name="ce17" style:family="table-cell" style:parent-style-name="Default">
      <style:table-cell-properties fo:background-color="#ffffd7" fo:border="0.74pt solid #000000"/>
    </style:style>
    <style:style style:name="ce59" style:family="table-cell" style:parent-style-name="Default">
      <style:table-cell-properties fo:background-color="#ffffd7" style:text-align-source="fix" style:repeat-content="false" fo:border="0.74pt solid #000000" style:vertical-align="middle"/>
      <style:paragraph-properties fo:text-align="center"/>
    </style:style>
    <style:style style:name="ce60"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91" style:family="table-cell" style:parent-style-name="Default" style:data-style-name="N2">
      <style:table-cell-properties style:text-align-source="fix" style:repeat-content="false" fo:background-color="transparent" style:vertical-align="middle"/>
      <style:paragraph-properties fo:text-align="center"/>
    </style:style>
    <style:style style:name="ce92"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93"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34" style:family="table-cell" style:parent-style-name="Default" style:data-style-name="N2">
      <style:table-cell-properties fo:background-color="transparent"/>
    </style:style>
    <style:style style:name="ce35" style:family="table-cell" style:parent-style-name="Default" style:data-style-name="N2">
      <style:table-cell-properties fo:background-color="transparent" fo:border="none"/>
    </style:style>
    <style:style style:name="ce71"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37" style:family="table-cell" style:parent-style-name="Default">
      <style:table-cell-properties style:text-align-source="fix" style:repeat-content="false" fo:background-color="transparent" fo:border="none" style:vertical-align="middle"/>
      <style:paragraph-properties fo:text-align="center"/>
    </style:style>
    <style:style style:name="ce76"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100"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77" style:family="table-cell" style:parent-style-name="Default">
      <style:table-cell-properties fo:border-bottom="none" fo:background-color="transparent" fo:border-left="none" fo:border-right="0.74pt solid #000000" fo:border-top="0.74pt solid #000000"/>
    </style:style>
    <style:style style:name="ce43" style:family="table-cell" style:parent-style-name="Default">
      <style:table-cell-properties fo:border-bottom="none" fo:background-color="transparent" fo:border-left="none" fo:border-right="0.74pt solid #000000" fo:border-top="none"/>
    </style:style>
    <style:style style:name="ce45" style:family="table-cell" style:parent-style-name="Default" style:data-style-name="N2">
      <style:table-cell-properties fo:border-bottom="none" fo:background-color="transparent" fo:border-left="none" fo:border-right="0.74pt solid #000000" fo:border-top="none"/>
    </style:style>
    <style:style style:name="ce79" style:family="table-cell" style:parent-style-name="Default">
      <style:table-cell-properties fo:border-bottom="0.74pt solid #000000" fo:background-color="transparent" fo:border-left="none" fo:border-right="0.74pt solid #000000" fo:border-top="none"/>
    </style:style>
    <style:style style:name="ce24" style:family="table-cell" style:parent-style-name="Default">
      <style:table-cell-properties fo:background-color="#81aca6"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25" style:family="table-cell" style:parent-style-name="Default">
      <style:table-cell-properties style:text-align-source="fix" style:repeat-content="false" fo:border="0.74pt solid #000000" style:vertical-align="middle"/>
      <style:paragraph-properties fo:text-align="center" fo:margin-left="0cm"/>
    </style:style>
    <style:style style:name="ce26" style:family="table-cell" style:parent-style-name="Default">
      <style:table-cell-properties fo:background-color="#b3cac7" style:text-align-source="fix" style:repeat-content="false" fo:border="0.74pt solid #000000" style:vertical-align="middle"/>
      <style:paragraph-properties fo:text-align="center" fo:margin-left="0cm"/>
    </style:style>
    <style:style style:name="ce27"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style:text-align-source="fix" style:repeat-content="false" fo:border="0.74pt solid #000000" style:vertical-align="middle"/>
      <style:paragraph-properties fo:text-align="center"/>
    </style:style>
    <style:style style:name="ce29" style:family="table-cell" style:parent-style-name="Default">
      <style:table-cell-properties fo:background-color="#b3cac7" style:text-align-source="fix" style:repeat-content="false" fo:border="0.74pt solid #000000" style:vertical-align="middle"/>
      <style:paragraph-properties fo:text-align="center"/>
    </style:style>
    <style:style style:name="ce30" style:family="table-cell" style:parent-style-name="Default">
      <style:table-cell-properties style:text-align-source="fix" style:repeat-content="false" style:vertical-align="middle"/>
      <style:paragraph-properties fo:text-align="center"/>
    </style:style>
    <style:style style:name="ce31" style:family="table-cell" style:parent-style-name="Default">
      <style:table-cell-properties fo:border="0.74pt solid #000000"/>
    </style:style>
    <style:style style:name="ce32" style:family="table-cell" style:parent-style-name="Default">
      <style:table-cell-properties fo:background-color="#b3cac7" fo:border="0.74pt solid #000000"/>
    </style:style>
    <style:style style:name="ce33" style:family="table-cell" style:parent-style-name="Default">
      <style:table-cell-properties style:text-align-source="fix" style:repeat-content="false" fo:wrap-option="wrap" fo:border="0.74pt solid #000000" style:vertical-align="middle"/>
      <style:paragraph-properties fo:text-align="center"/>
    </style:style>
    <style:style style:name="ce66" style:family="table-cell" style:parent-style-name="Default">
      <style:table-cell-properties fo:background-color="#b3cac7" style:text-align-source="fix" style:repeat-content="false" fo:wrap-option="wrap" fo:border="0.74pt solid #000000" style:vertical-align="middle"/>
      <style:paragraph-properties fo:text-align="center" fo:margin-left="0cm"/>
    </style:style>
    <style:style style:name="ce6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53" style:family="table-cell" style:parent-style-name="Default">
      <style:table-cell-properties style:text-align-source="fix" style:repeat-content="false" fo:wrap-option="wrap" style:vertical-align="middle"/>
      <style:paragraph-properties fo:text-align="center" fo:margin-left="0cm"/>
    </style:style>
    <style:style style:name="ce54" style:family="table-cell" style:parent-style-name="Default">
      <style:table-cell-properties fo:background-color="#81aca6" style:text-align-source="fix" style:repeat-content="false" fo:border="0.74pt solid #000000"/>
      <style:paragraph-properties fo:text-align="center" fo:margin-left="0cm"/>
      <style:text-properties fo:font-weight="bold" style:font-weight-asian="bold" style:font-weight-complex="bold"/>
    </style:style>
    <style:style style:name="ce73" style:family="table-cell" style:parent-style-name="Default">
      <style:table-cell-properties fo:background-color="#81aca6" style:text-align-source="fix" style:repeat-content="false" fo:wrap-option="wrap" fo:border="0.74pt solid #000000" style:vertical-align="middle"/>
      <style:paragraph-properties fo:text-align="center" fo:margin-left="0cm"/>
    </style:style>
    <style:style style:name="ce72" style:family="table-cell" style:parent-style-name="Default">
      <style:text-properties fo:font-weight="bold" style:font-weight-asian="bold" style:font-weight-complex="bold"/>
    </style:style>
    <style:style style:name="ce75" style:family="table-cell" style:parent-style-name="Default">
      <style:table-cell-properties fo:background-color="#81aca6" style:text-align-source="fix" style:repeat-content="false" fo:wrap-option="wrap" fo:border="0.74pt solid #000000" style:vertical-align="middle"/>
      <style:paragraph-properties fo:text-align="center" fo:margin-left="0cm"/>
      <style:text-properties fo:font-weight="bold" style:font-weight-asian="bold" style:font-weight-complex="bold"/>
    </style:style>
    <style:style style:name="ce105" style:family="table-cell" style:parent-style-name="Default">
      <style:table-cell-properties style:text-align-source="fix" style:repeat-content="false"/>
      <style:paragraph-properties fo:text-align="center" fo:margin-left="0cm"/>
    </style:style>
    <style:style style:name="ce106" style:family="table-cell" style:parent-style-name="Default">
      <style:table-cell-properties style:text-align-source="fix" style:repeat-content="false" style:vertical-align="middle"/>
      <style:paragraph-properties fo:text-align="center" fo:margin-left="0cm"/>
    </style:style>
    <style:style style:name="ce78" style:family="table-cell" style:parent-style-name="Default" style:data-style-name="N2">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13" style:family="table-cell" style:parent-style-name="Default" style:data-style-name="N1">
      <style:table-cell-properties style:text-align-source="fix" style:repeat-content="false" style:vertical-align="middle"/>
      <style:paragraph-properties fo:text-align="center" fo:margin-left="0cm"/>
    </style:style>
    <style:style style:name="ce114" style:family="table-cell" style:parent-style-name="Default">
      <style:table-cell-properties fo:background-color="#81aca6" style:text-align-source="fix" style:repeat-content="false" fo:border="0.74pt solid #000000" style:vertical-align="middle"/>
      <style:paragraph-properties fo:text-align="center" fo:margin-left="0cm"/>
    </style:style>
    <style:style style:name="ta_extref" style:family="table">
      <style:table-properties table:display="false"/>
    </style:style>
  </office:automatic-styles>
  <office:body>
    <office:spreadsheet>
      <table:content-validations>
        <table:content-validation table:name="val1" table:condition="of:cell-content-is-in-list([$'Classifications (Reference Only)'.$B$2:$'Classifications (Reference Only)'.$B$8])" table:allow-empty-cell="true" table:display-list="unsorted" table:base-cell-address="'Classifications (Reference Only)'.C4">
          <table:error-message table:message-type="stop" table:display="true"/>
        </table:content-validation>
      </table:content-validations>
      <table:table table:name="Competitivity Worksheet (Change Yellow Only)"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5" table:default-cell-style-name="ce5"/>
        <table:table-column table:style-name="co3" table:default-cell-style-name="ce5"/>
        <table:table-column table:style-name="co6" table:default-cell-style-name="ce5"/>
        <table:table-column table:style-name="co3" table:default-cell-style-name="ce5"/>
        <table:table-column table:style-name="co7" table:default-cell-style-name="ce5"/>
        <table:table-column table:style-name="co3" table:number-columns-repeated="54" table:default-cell-style-name="ce5"/>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cell table:number-columns-repeated="54"/>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cell table:number-columns-repeated="54"/>
        </table:table-row>
        <table:table-row table:style-name="ro1">
          <table:table-cell table:style-name="ce3" office:value-type="string" calcext:value-type="string">
            <text:p>Town Center</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Villager</text:p>
          </table:table-cell>
          <table:table-cell table:style-name="ce17" table:content-validation-name="val1" office:value-type="string" calcext:value-type="string">
            <text:p>Implausible</text:p>
          </table:table-cell>
          <table:table-cell table:style-name="ce64" table:formula="of:=VLOOKUP([.C4];[$'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E4];[$'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G4];[$'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4];[$'Classifications (Reference Only)'.$B$2:$'Classifications (Reference Only)'.$C$8];2;0)" office:value-type="float" office:value="1" calcext:value-type="float">
            <text:p>1</text:p>
          </table:table-cell>
          <table:table-cell table:number-columns-repeated="54"/>
        </table:table-row>
        <table:table-row table:style-name="ro1">
          <table:table-cell table:style-name="ce3" table:number-columns-repeated="10"/>
          <table:table-cell table:number-columns-repeated="54"/>
        </table:table-row>
        <table:table-row table:style-name="ro1">
          <table:table-cell table:style-name="ce3" office:value-type="string" calcext:value-type="string">
            <text:p>Dock</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Galley</text:p>
          </table:table-cell>
          <table:table-cell table:style-name="ce17" table:content-validation-name="val1" office:value-type="string" calcext:value-type="string">
            <text:p>Impossible</text:p>
          </table:table-cell>
          <table:table-cell table:style-name="ce64" table:formula="of:=VLOOKUP([.C7];[$'Classifications (Reference Only)'.$B$2:$'Classifications (Reference Only)'.$C$8];2;0)" office:value-type="float" office:value="0" calcext:value-type="float">
            <text:p>0</text:p>
          </table:table-cell>
          <table:table-cell table:style-name="ce17" table:content-validation-name="val1" office:value-type="string" calcext:value-type="string">
            <text:p>Impractical</text:p>
          </table:table-cell>
          <table:table-cell table:style-name="ce64" table:formula="of:=VLOOKUP([.E7];[$'Classifications (Reference Only)'.$B$2:$'Classifications (Reference Only)'.$C$8];2;0)" office:value-type="float" office:value="2" calcext:value-type="float">
            <text:p>2</text:p>
          </table:table-cell>
          <table:table-cell table:style-name="ce17" table:content-validation-name="val1" office:value-type="string" calcext:value-type="string">
            <text:p>Impractical</text:p>
          </table:table-cell>
          <table:table-cell table:style-name="ce64" table:formula="of:=VLOOKUP([.G7];[$'Classifications (Reference Only)'.$B$2:$'Classifications (Reference Only)'.$C$8];2;0)" office:value-type="float" office:value="2" calcext:value-type="float">
            <text:p>2</text:p>
          </table:table-cell>
          <table:table-cell table:style-name="ce17" table:content-validation-name="val1" office:value-type="string" calcext:value-type="string">
            <text:p>Uncommon</text:p>
          </table:table-cell>
          <table:table-cell table:style-name="ce64" table:formula="of:=VLOOKUP([.I7];[$'Classifications (Reference Only)'.$B$2:$'Classifications (Reference Only)'.$C$8];2;0)" office:value-type="float" office:value="3" calcext:value-type="float">
            <text:p>3</text:p>
          </table:table-cell>
          <table:table-cell table:number-columns-repeated="54"/>
        </table:table-row>
        <table:table-row table:style-name="ro1">
          <table:table-cell table:style-name="ce3"/>
          <table:table-cell table:style-name="ce3" office:value-type="string" calcext:value-type="string">
            <text:p>Fireship</text:p>
          </table:table-cell>
          <table:table-cell table:style-name="ce17" table:content-validation-name="val1" office:value-type="string" calcext:value-type="string">
            <text:p>Impossible</text:p>
          </table:table-cell>
          <table:table-cell table:style-name="ce64" table:formula="of:=VLOOKUP([.C8];[$'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E8];[$'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G8];[$'Classifications (Reference Only)'.$B$2:$'Classifications (Reference Only)'.$C$8];2;0)" office:value-type="float" office:value="1" calcext:value-type="float">
            <text:p>1</text:p>
          </table:table-cell>
          <table:table-cell table:style-name="ce17" table:content-validation-name="val1" office:value-type="string" calcext:value-type="string">
            <text:p>Uncommon</text:p>
          </table:table-cell>
          <table:table-cell table:style-name="ce64" table:formula="of:=VLOOKUP([.I8];[$'Classifications (Reference Only)'.$B$2:$'Classifications (Reference Only)'.$C$8];2;0)" office:value-type="float" office:value="3" calcext:value-type="float">
            <text:p>3</text:p>
          </table:table-cell>
          <table:table-cell table:number-columns-repeated="54"/>
        </table:table-row>
        <table:table-row table:style-name="ro1">
          <table:table-cell table:style-name="ce3"/>
          <table:table-cell table:style-name="ce3" office:value-type="string" calcext:value-type="string">
            <text:p>Demolition Ship</text:p>
          </table:table-cell>
          <table:table-cell table:style-name="ce17" table:content-validation-name="val1" office:value-type="string" calcext:value-type="string">
            <text:p>Impossible</text:p>
          </table:table-cell>
          <table:table-cell table:style-name="ce64" table:formula="of:=VLOOKUP([.C9];[$'Classifications (Reference Only)'.$B$2:$'Classifications (Reference Only)'.$C$8];2;0)" office:value-type="float" office:value="0" calcext:value-type="float">
            <text:p>0</text:p>
          </table:table-cell>
          <table:table-cell table:style-name="ce17" table:content-validation-name="val1" office:value-type="string" calcext:value-type="string">
            <text:p>Impractical</text:p>
          </table:table-cell>
          <table:table-cell table:style-name="ce64" table:formula="of:=VLOOKUP([.E9];[$'Classifications (Reference Only)'.$B$2:$'Classifications (Reference Only)'.$C$8];2;0)" office:value-type="float" office:value="2" calcext:value-type="float">
            <text:p>2</text:p>
          </table:table-cell>
          <table:table-cell table:style-name="ce17" table:content-validation-name="val1" office:value-type="string" calcext:value-type="string">
            <text:p>Common</text:p>
          </table:table-cell>
          <table:table-cell table:style-name="ce64" table:formula="of:=VLOOKUP([.G9];[$'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9];[$'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Cannon Galleon/Dromon</text:p>
          </table:table-cell>
          <table:table-cell table:style-name="ce17" table:content-validation-name="val1" office:value-type="string" calcext:value-type="string">
            <text:p>Impossible</text:p>
          </table:table-cell>
          <table:table-cell table:style-name="ce64" table:formula="of:=VLOOKUP([.C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0];[$'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I10];[$'Classifications (Reference Only)'.$B$2:$'Classifications (Reference Only)'.$C$8];2;0)" office:value-type="float" office:value="3" calcext:value-type="float">
            <text:p>3</text:p>
          </table:table-cell>
          <table:table-cell table:number-columns-repeated="54"/>
        </table:table-row>
        <table:table-row table:style-name="ro1">
          <table:table-cell table:style-name="ce3"/>
          <table:table-cell table:style-name="ce3" office:value-type="string" calcext:value-type="string">
            <text:p>Transport Ship</text:p>
          </table:table-cell>
          <table:table-cell table:style-name="ce17" table:content-validation-name="val1" office:value-type="string" calcext:value-type="string">
            <text:p>Impossible</text:p>
          </table:table-cell>
          <table:table-cell table:style-name="ce64" table:formula="of:=VLOOKUP([.C1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1];[$'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G11];[$'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11];[$'Classifications (Reference Only)'.$B$2:$'Classifications (Reference Only)'.$C$8];2;0)" office:value-type="float" office:value="1" calcext:value-type="float">
            <text:p>1</text:p>
          </table:table-cell>
          <table:table-cell table:number-columns-repeated="54"/>
        </table:table-row>
        <table:table-row table:style-name="ro1">
          <table:table-cell table:style-name="ce3" table:number-columns-repeated="10"/>
          <table:table-cell table:number-columns-repeated="54"/>
        </table:table-row>
        <table:table-row table:style-name="ro1">
          <table:table-cell table:style-name="ce3" office:value-type="string" calcext:value-type="string">
            <text:p>Barracks</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Swordsman</text:p>
          </table:table-cell>
          <table:table-cell table:style-name="ce17" table:content-validation-name="val1" office:value-type="string" calcext:value-type="string">
            <text:p>Impractical</text:p>
          </table:table-cell>
          <table:table-cell table:style-name="ce64" table:formula="of:=VLOOKUP([.C14];[$'Classifications (Reference Only)'.$B$2:$'Classifications (Reference Only)'.$C$8];2;0)" office:value-type="float" office:value="2" calcext:value-type="float">
            <text:p>2</text:p>
          </table:table-cell>
          <table:table-cell table:style-name="ce17" table:content-validation-name="val1" office:value-type="string" calcext:value-type="string">
            <text:p>Common</text:p>
          </table:table-cell>
          <table:table-cell table:style-name="ce64" table:formula="of:=VLOOKUP([.E14];[$'Classifications (Reference Only)'.$B$2:$'Classifications (Reference Only)'.$C$8];2;0)" office:value-type="float" office:value="4" calcext:value-type="float">
            <text:p>4</text:p>
          </table:table-cell>
          <table:table-cell table:style-name="ce17" table:content-validation-name="val1" office:value-type="string" calcext:value-type="string">
            <text:p>Impractical</text:p>
          </table:table-cell>
          <table:table-cell table:style-name="ce64" table:formula="of:=VLOOKUP([.G14];[$'Classifications (Reference Only)'.$B$2:$'Classifications (Reference Only)'.$C$8];2;0)" office:value-type="float" office:value="2" calcext:value-type="float">
            <text:p>2</text:p>
          </table:table-cell>
          <table:table-cell table:style-name="ce17" table:content-validation-name="val1" office:value-type="string" calcext:value-type="string">
            <text:p>Impractical</text:p>
          </table:table-cell>
          <table:table-cell table:style-name="ce64" table:formula="of:=VLOOKUP([.I14];[$'Classifications (Reference Only)'.$B$2:$'Classifications (Reference Only)'.$C$8];2;0)" office:value-type="float" office:value="2" calcext:value-type="float">
            <text:p>2</text:p>
          </table:table-cell>
          <table:table-cell table:number-columns-repeated="54"/>
        </table:table-row>
        <table:table-row table:style-name="ro1">
          <table:table-cell table:style-name="ce3"/>
          <table:table-cell table:style-name="ce3" office:value-type="string" calcext:value-type="string">
            <text:p>Spearman</text:p>
          </table:table-cell>
          <table:table-cell table:style-name="ce17" table:content-validation-name="val1" office:value-type="string" calcext:value-type="string">
            <text:p>Impossible</text:p>
          </table:table-cell>
          <table:table-cell table:style-name="ce64" table:formula="of:=VLOOKUP([.C15];[$'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E15];[$'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G15];[$'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15];[$'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Eagle Warrior</text:p>
          </table:table-cell>
          <table:table-cell table:style-name="ce17" table:content-validation-name="val1" office:value-type="string" calcext:value-type="string">
            <text:p>Impossible</text:p>
          </table:table-cell>
          <table:table-cell table:style-name="ce64" table:formula="of:=VLOOKUP([.C16];[$'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E16];[$'Classifications (Reference Only)'.$B$2:$'Classifications (Reference Only)'.$C$8];2;0)" office:value-type="float" office:value="3" calcext:value-type="float">
            <text:p>3</text:p>
          </table:table-cell>
          <table:table-cell table:style-name="ce17" table:content-validation-name="val1" office:value-type="string" calcext:value-type="string">
            <text:p>Common</text:p>
          </table:table-cell>
          <table:table-cell table:style-name="ce64" table:formula="of:=VLOOKUP([.G16];[$'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16];[$'Classifications (Reference Only)'.$B$2:$'Classifications (Reference Only)'.$C$8];2;0)" office:value-type="float" office:value="4" calcext:value-type="float">
            <text:p>4</text:p>
          </table:table-cell>
          <table:table-cell table:number-columns-repeated="54"/>
        </table:table-row>
        <table:table-row table:style-name="ro1">
          <table:table-cell table:style-name="ce3" table:number-columns-repeated="10"/>
          <table:table-cell table:number-columns-repeated="54"/>
        </table:table-row>
        <table:table-row table:style-name="ro1">
          <table:table-cell table:style-name="ce3" office:value-type="string" calcext:value-type="string">
            <text:p>Archery Range</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Archer</text:p>
          </table:table-cell>
          <table:table-cell table:style-name="ce17" table:content-validation-name="val1" office:value-type="string" calcext:value-type="string">
            <text:p>Impossible</text:p>
          </table:table-cell>
          <table:table-cell table:style-name="ce64" table:formula="of:=VLOOKUP([.C19];[$'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E19];[$'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G19];[$'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19];[$'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Skirmisher</text:p>
          </table:table-cell>
          <table:table-cell table:style-name="ce17" table:content-validation-name="val1" office:value-type="string" calcext:value-type="string">
            <text:p>Impossible</text:p>
          </table:table-cell>
          <table:table-cell table:style-name="ce64" table:formula="of:=VLOOKUP([.C20];[$'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E20];[$'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G20];[$'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20];[$'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Cavalry/Elephant Archer</text:p>
          </table:table-cell>
          <table:table-cell table:style-name="ce17" table:content-validation-name="val1" office:value-type="string" calcext:value-type="string">
            <text:p>Impossible</text:p>
          </table:table-cell>
          <table:table-cell table:style-name="ce64" table:formula="of:=VLOOKUP([.C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1];[$'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G21];[$'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21];[$'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Hand Cannoneer</text:p>
          </table:table-cell>
          <table:table-cell table:style-name="ce17" table:content-validation-name="val1" office:value-type="string" calcext:value-type="string">
            <text:p>Impossible</text:p>
          </table:table-cell>
          <table:table-cell table:style-name="ce64" table:formula="of:=VLOOKUP([.C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2];[$'Classifications (Reference Only)'.$B$2:$'Classifications (Reference Only)'.$C$8];2;0)" office:value-type="float" office:value="0" calcext:value-type="float">
            <text:p>0</text:p>
          </table:table-cell>
          <table:table-cell table:style-name="ce17" table:content-validation-name="val1" office:value-type="string" calcext:value-type="string">
            <text:p>Impractical</text:p>
          </table:table-cell>
          <table:table-cell table:style-name="ce64" table:formula="of:=VLOOKUP([.G22];[$'Classifications (Reference Only)'.$B$2:$'Classifications (Reference Only)'.$C$8];2;0)" office:value-type="float" office:value="2" calcext:value-type="float">
            <text:p>2</text:p>
          </table:table-cell>
          <table:table-cell table:style-name="ce17" table:content-validation-name="val1" office:value-type="string" calcext:value-type="string">
            <text:p>Uncommon</text:p>
          </table:table-cell>
          <table:table-cell table:style-name="ce64" table:formula="of:=VLOOKUP([.I22];[$'Classifications (Reference Only)'.$B$2:$'Classifications (Reference Only)'.$C$8];2;0)" office:value-type="float" office:value="3" calcext:value-type="float">
            <text:p>3</text:p>
          </table:table-cell>
          <table:table-cell table:number-columns-repeated="54"/>
        </table:table-row>
        <table:table-row table:style-name="ro1">
          <table:table-cell table:style-name="ce3" table:number-columns-repeated="10"/>
          <table:table-cell table:number-columns-repeated="54"/>
        </table:table-row>
        <table:table-row table:style-name="ro1">
          <table:table-cell table:style-name="ce3" office:value-type="string" calcext:value-type="string">
            <text:p>Stable</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Scout</text:p>
          </table:table-cell>
          <table:table-cell table:style-name="ce17" table:content-validation-name="val1" office:value-type="string" calcext:value-type="string">
            <text:p>Impossible</text:p>
          </table:table-cell>
          <table:table-cell table:style-name="ce64" table:formula="of:=VLOOKUP([.C25];[$'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E25];[$'Classifications (Reference Only)'.$B$2:$'Classifications (Reference Only)'.$C$8];2;0)" office:value-type="float" office:value="4" calcext:value-type="float">
            <text:p>4</text:p>
          </table:table-cell>
          <table:table-cell table:style-name="ce17" table:content-validation-name="val1" office:value-type="string" calcext:value-type="string">
            <text:p>Impractical</text:p>
          </table:table-cell>
          <table:table-cell table:style-name="ce64" table:formula="of:=VLOOKUP([.G25];[$'Classifications (Reference Only)'.$B$2:$'Classifications (Reference Only)'.$C$8];2;0)" office:value-type="float" office:value="2" calcext:value-type="float">
            <text:p>2</text:p>
          </table:table-cell>
          <table:table-cell table:style-name="ce17" table:content-validation-name="val1" office:value-type="string" calcext:value-type="string">
            <text:p>Common</text:p>
          </table:table-cell>
          <table:table-cell table:style-name="ce64" table:formula="of:=VLOOKUP([.I25];[$'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Knight</text:p>
          </table:table-cell>
          <table:table-cell table:style-name="ce17" table:content-validation-name="val1" office:value-type="string" calcext:value-type="string">
            <text:p>Impossible</text:p>
          </table:table-cell>
          <table:table-cell table:style-name="ce64" table:formula="of:=VLOOKUP([.C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6];[$'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G26];[$'Classifications (Reference Only)'.$B$2:$'Classifications (Reference Only)'.$C$8];2;0)" office:value-type="float" office:value="4" calcext:value-type="float">
            <text:p>4</text:p>
          </table:table-cell>
          <table:table-cell table:style-name="ce17" table:content-validation-name="val1" office:value-type="string" calcext:value-type="string">
            <text:p>Common</text:p>
          </table:table-cell>
          <table:table-cell table:style-name="ce64" table:formula="of:=VLOOKUP([.I26];[$'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Camel</text:p>
          </table:table-cell>
          <table:table-cell table:style-name="ce17" table:content-validation-name="val1" office:value-type="string" calcext:value-type="string">
            <text:p>Impossible</text:p>
          </table:table-cell>
          <table:table-cell table:style-name="ce64" table:formula="of:=VLOOKUP([.C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7];[$'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G27];[$'Classifications (Reference Only)'.$B$2:$'Classifications (Reference Only)'.$C$8];2;0)" office:value-type="float" office:value="3" calcext:value-type="float">
            <text:p>3</text:p>
          </table:table-cell>
          <table:table-cell table:style-name="ce17" table:content-validation-name="val1" office:value-type="string" calcext:value-type="string">
            <text:p>Common</text:p>
          </table:table-cell>
          <table:table-cell table:style-name="ce64" table:formula="of:=VLOOKUP([.I27];[$'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Battle Elephant</text:p>
          </table:table-cell>
          <table:table-cell table:style-name="ce17" table:content-validation-name="val1" office:value-type="string" calcext:value-type="string">
            <text:p>Impossible</text:p>
          </table:table-cell>
          <table:table-cell table:style-name="ce64" table:formula="of:=VLOOKUP([.C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8];[$'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G28];[$'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28];[$'Classifications (Reference Only)'.$B$2:$'Classifications (Reference Only)'.$C$8];2;0)" office:value-type="float" office:value="1" calcext:value-type="float">
            <text:p>1</text:p>
          </table:table-cell>
          <table:table-cell table:number-columns-repeated="54"/>
        </table:table-row>
        <table:table-row table:style-name="ro1">
          <table:table-cell table:style-name="ce3"/>
          <table:table-cell table:style-name="ce3" office:value-type="string" calcext:value-type="string">
            <text:p>Steppe Lancer</text:p>
          </table:table-cell>
          <table:table-cell table:style-name="ce17" table:content-validation-name="val1" office:value-type="string" calcext:value-type="string">
            <text:p>Impossible</text:p>
          </table:table-cell>
          <table:table-cell table:style-name="ce64" table:formula="of:=VLOOKUP([.C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9];[$'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G29];[$'Classifications (Reference Only)'.$B$2:$'Classifications (Reference Only)'.$C$8];2;0)" office:value-type="float" office:value="4" calcext:value-type="float">
            <text:p>4</text:p>
          </table:table-cell>
          <table:table-cell table:style-name="ce17" table:content-validation-name="val1" office:value-type="string" calcext:value-type="string">
            <text:p>Impractical</text:p>
          </table:table-cell>
          <table:table-cell table:style-name="ce64" table:formula="of:=VLOOKUP([.I29];[$'Classifications (Reference Only)'.$B$2:$'Classifications (Reference Only)'.$C$8];2;0)" office:value-type="float" office:value="2" calcext:value-type="float">
            <text:p>2</text:p>
          </table:table-cell>
          <table:table-cell table:number-columns-repeated="54"/>
        </table:table-row>
        <table:table-row table:style-name="ro1">
          <table:table-cell table:style-name="ce3" table:number-columns-repeated="10"/>
          <table:table-cell table:number-columns-repeated="54"/>
        </table:table-row>
        <table:table-row table:style-name="ro1">
          <table:table-cell table:style-name="ce3" office:value-type="string" calcext:value-type="string">
            <text:p>Monastery</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Monk/Warrior Priest</text:p>
          </table:table-cell>
          <table:table-cell table:style-name="ce17" table:content-validation-name="val1" office:value-type="string" calcext:value-type="string">
            <text:p>Impossible</text:p>
          </table:table-cell>
          <table:table-cell table:style-name="ce64" table:formula="of:=VLOOKUP([.C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2];[$'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G32];[$'Classifications (Reference Only)'.$B$2:$'Classifications (Reference Only)'.$C$8];2;0)" office:value-type="float" office:value="3" calcext:value-type="float">
            <text:p>3</text:p>
          </table:table-cell>
          <table:table-cell table:style-name="ce17" table:content-validation-name="val1" office:value-type="string" calcext:value-type="string">
            <text:p>Implausible</text:p>
          </table:table-cell>
          <table:table-cell table:style-name="ce64" table:formula="of:=VLOOKUP([.I32];[$'Classifications (Reference Only)'.$B$2:$'Classifications (Reference Only)'.$C$8];2;0)" office:value-type="float" office:value="1" calcext:value-type="float">
            <text:p>1</text:p>
          </table:table-cell>
          <table:table-cell table:number-columns-repeated="54"/>
        </table:table-row>
        <table:table-row table:style-name="ro1">
          <table:table-cell table:style-name="ce3" table:number-columns-repeated="10"/>
          <table:table-cell table:number-columns-repeated="54"/>
        </table:table-row>
        <table:table-row table:style-name="ro1">
          <table:table-cell table:style-name="ce3" office:value-type="string" calcext:value-type="string">
            <text:p>Siege Workshop</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Battering Ram/Siege Elephant</text:p>
          </table:table-cell>
          <table:table-cell table:style-name="ce17" table:content-validation-name="val1" office:value-type="string" calcext:value-type="string">
            <text:p>Impossible</text:p>
          </table:table-cell>
          <table:table-cell table:style-name="ce64" table:formula="of:=VLOOKUP([.C35];[$'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E35];[$'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G35];[$'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35];[$'Classifications (Reference Only)'.$B$2:$'Classifications (Reference Only)'.$C$8];2;0)" office:value-type="float" office:value="1" calcext:value-type="float">
            <text:p>1</text:p>
          </table:table-cell>
          <table:table-cell table:number-columns-repeated="54"/>
        </table:table-row>
        <table:table-row table:style-name="ro1">
          <table:table-cell table:style-name="ce3"/>
          <table:table-cell table:style-name="ce3" office:value-type="string" calcext:value-type="string">
            <text:p>Mangonel</text:p>
          </table:table-cell>
          <table:table-cell table:style-name="ce17" table:content-validation-name="val1" office:value-type="string" calcext:value-type="string">
            <text:p>Impossible</text:p>
          </table:table-cell>
          <table:table-cell table:style-name="ce64" table:formula="of:=VLOOKUP([.C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6];[$'Classifications (Reference Only)'.$B$2:$'Classifications (Reference Only)'.$C$8];2;0)" office:value-type="float" office:value="0" calcext:value-type="float">
            <text:p>0</text:p>
          </table:table-cell>
          <table:table-cell table:style-name="ce17" table:content-validation-name="val1" office:value-type="string" calcext:value-type="string">
            <text:p>Impractical</text:p>
          </table:table-cell>
          <table:table-cell table:style-name="ce64" table:formula="of:=VLOOKUP([.G36];[$'Classifications (Reference Only)'.$B$2:$'Classifications (Reference Only)'.$C$8];2;0)" office:value-type="float" office:value="2" calcext:value-type="float">
            <text:p>2</text:p>
          </table:table-cell>
          <table:table-cell table:style-name="ce17" table:content-validation-name="val1" office:value-type="string" calcext:value-type="string">
            <text:p>Implausible</text:p>
          </table:table-cell>
          <table:table-cell table:style-name="ce64" table:formula="of:=VLOOKUP([.I36];[$'Classifications (Reference Only)'.$B$2:$'Classifications (Reference Only)'.$C$8];2;0)" office:value-type="float" office:value="1" calcext:value-type="float">
            <text:p>1</text:p>
          </table:table-cell>
          <table:table-cell table:number-columns-repeated="54"/>
        </table:table-row>
        <table:table-row table:style-name="ro1">
          <table:table-cell table:style-name="ce3"/>
          <table:table-cell table:style-name="ce3" office:value-type="string" calcext:value-type="string">
            <text:p>Scorpion</text:p>
          </table:table-cell>
          <table:table-cell table:style-name="ce17" table:content-validation-name="val1" office:value-type="string" calcext:value-type="string">
            <text:p>Impossible</text:p>
          </table:table-cell>
          <table:table-cell table:style-name="ce64" table:formula="of:=VLOOKUP([.C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7];[$'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G37];[$'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37];[$'Classifications (Reference Only)'.$B$2:$'Classifications (Reference Only)'.$C$8];2;0)" office:value-type="float" office:value="1" calcext:value-type="float">
            <text:p>1</text:p>
          </table:table-cell>
          <table:table-cell table:number-columns-repeated="54"/>
        </table:table-row>
        <table:table-row table:style-name="ro1">
          <table:table-cell table:style-name="ce3"/>
          <table:table-cell table:style-name="ce3" office:value-type="string" calcext:value-type="string">
            <text:p>Bombard Cannon</text:p>
          </table:table-cell>
          <table:table-cell table:style-name="ce17" table:content-validation-name="val1" office:value-type="string" calcext:value-type="string">
            <text:p>Impossible</text:p>
          </table:table-cell>
          <table:table-cell table:style-name="ce64" table:formula="of:=VLOOKUP([.C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8];[$'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I38];[$'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Siege Tower</text:p>
          </table:table-cell>
          <table:table-cell table:style-name="ce17" table:content-validation-name="val1" office:value-type="string" calcext:value-type="string">
            <text:p>Impossible</text:p>
          </table:table-cell>
          <table:table-cell table:style-name="ce64" table:formula="of:=VLOOKUP([.C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9];[$'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G39];[$'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39];[$'Classifications (Reference Only)'.$B$2:$'Classifications (Reference Only)'.$C$8];2;0)" office:value-type="float" office:value="1" calcext:value-type="float">
            <text:p>1</text:p>
          </table:table-cell>
          <table:table-cell table:number-columns-repeated="54"/>
        </table:table-row>
        <table:table-row table:style-name="ro1">
          <table:table-cell table:style-name="ce3" table:number-columns-repeated="10"/>
          <table:table-cell table:number-columns-repeated="54"/>
        </table:table-row>
        <table:table-row table:style-name="ro1">
          <table:table-cell table:style-name="ce3" office:value-type="string" calcext:value-type="string">
            <text:p>Castle</text:p>
          </table:table-cell>
          <table:table-cell table:style-name="ce3" table:number-columns-repeated="9"/>
          <table:table-cell table:number-columns-repeated="54"/>
        </table:table-row>
        <table:table-row table:style-name="ro1">
          <table:table-cell table:style-name="ce3"/>
          <table:table-cell table:style-name="ce3" office:value-type="string" calcext:value-type="string">
            <text:p>Unique Unit (UU)</text:p>
          </table:table-cell>
          <table:table-cell table:style-name="ce17" table:content-validation-name="val1" office:value-type="string" calcext:value-type="string">
            <text:p>Impossible</text:p>
          </table:table-cell>
          <table:table-cell table:style-name="ce64" table:formula="of:=VLOOKUP([.C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2];[$'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G42];[$'Classifications (Reference Only)'.$B$2:$'Classifications (Reference Only)'.$C$8];2;0)" office:value-type="float" office:value="3" calcext:value-type="float">
            <text:p>3</text:p>
          </table:table-cell>
          <table:table-cell table:style-name="ce17" table:content-validation-name="val1" office:value-type="string" calcext:value-type="string">
            <text:p>Common</text:p>
          </table:table-cell>
          <table:table-cell table:style-name="ce64" table:formula="of:=VLOOKUP([.I42];[$'Classifications (Reference Only)'.$B$2:$'Classifications (Reference Only)'.$C$8];2;0)" office:value-type="float" office:value="4" calcext:value-type="float">
            <text:p>4</text:p>
          </table:table-cell>
          <table:table-cell table:number-columns-repeated="54"/>
        </table:table-row>
        <table:table-row table:style-name="ro1">
          <table:table-cell table:style-name="ce3"/>
          <table:table-cell table:style-name="ce3" office:value-type="string" calcext:value-type="string">
            <text:p>Non-Castle UU</text:p>
          </table:table-cell>
          <table:table-cell table:style-name="ce17" table:content-validation-name="val1" office:value-type="string" calcext:value-type="string">
            <text:p>Impossible</text:p>
          </table:table-cell>
          <table:table-cell table:style-name="ce64" table:formula="of:=VLOOKUP([.C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3];[$'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G43];[$'Classifications (Reference Only)'.$B$2:$'Classifications (Reference Only)'.$C$8];2;0)" office:value-type="float" office:value="3" calcext:value-type="float">
            <text:p>3</text:p>
          </table:table-cell>
          <table:table-cell table:style-name="ce17" table:content-validation-name="val1" office:value-type="string" calcext:value-type="string">
            <text:p>Uncommon</text:p>
          </table:table-cell>
          <table:table-cell table:style-name="ce64" table:formula="of:=VLOOKUP([.I43];[$'Classifications (Reference Only)'.$B$2:$'Classifications (Reference Only)'.$C$8];2;0)" office:value-type="float" office:value="3" calcext:value-type="float">
            <text:p>3</text:p>
          </table:table-cell>
          <table:table-cell table:number-columns-repeated="54"/>
        </table:table-row>
        <table:table-row table:style-name="ro1">
          <table:table-cell table:style-name="ce3"/>
          <table:table-cell table:style-name="ce3" office:value-type="string" calcext:value-type="string">
            <text:p>Trebuchet</text:p>
          </table:table-cell>
          <table:table-cell table:style-name="ce17" table:content-validation-name="val1" office:value-type="string" calcext:value-type="string">
            <text:p>Impossible</text:p>
          </table:table-cell>
          <table:table-cell table:style-name="ce64" table:formula="of:=VLOOKUP([.C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4];[$'Classifications (Reference Only)'.$B$2:$'Classifications (Reference Only)'.$C$8];2;0)" office:value-type="float" office:value="0" calcext:value-type="float">
            <text:p>0</text:p>
          </table:table-cell>
          <table:table-cell table:style-name="ce17" table:content-validation-name="val1" office:value-type="string" calcext:value-type="string">
            <text:p>Common</text:p>
          </table:table-cell>
          <table:table-cell table:style-name="ce64" table:formula="of:=VLOOKUP([.I44];[$'Classifications (Reference Only)'.$B$2:$'Classifications (Reference Only)'.$C$8];2;0)" office:value-type="float" office:value="4" calcext:value-type="float">
            <text:p>4</text:p>
          </table:table-cell>
          <table:table-cell table:number-columns-repeated="54"/>
        </table:table-row>
        <table:table-row table:style-name="ro1">
          <table:table-cell table:style-name="ce3" table:number-columns-repeated="2"/>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style-name="ce64"/>
          <table:table-cell table:number-columns-repeated="54"/>
        </table:table-row>
        <table:table-row table:style-name="ro1">
          <table:table-cell table:style-name="ce4" office:value-type="string" calcext:value-type="string" table:number-columns-spanned="2" table:number-rows-spanned="1">
            <text:p>Offensive Building</text:p>
          </table:table-cell>
          <table:covered-table-cell table:style-name="ce3"/>
          <table:table-cell table:style-name="ce3" table:number-columns-repeated="8"/>
          <table:table-cell table:number-columns-repeated="54"/>
        </table:table-row>
        <table:table-row table:style-name="ro1">
          <table:table-cell table:style-name="ce3" office:value-type="string" calcext:value-type="string">
            <text:p>--------------------------</text:p>
          </table:table-cell>
          <table:table-cell office:value-type="string" calcext:value-type="string">
            <text:p>----------------------------------------------</text:p>
          </table:table-cell>
          <table:table-cell table:number-columns-repeated="62"/>
        </table:table-row>
        <table:table-row table:style-name="ro1">
          <table:table-cell table:style-name="ce3" office:value-type="string" calcext:value-type="string">
            <text:p>Town Center</text:p>
          </table:table-cell>
          <table:table-cell table:style-name="ce3" office:value-type="string" calcext:value-type="string">
            <text:p>Town-Center Drop</text:p>
          </table:table-cell>
          <table:table-cell table:style-name="ce17" table:content-validation-name="val1" office:value-type="string" calcext:value-type="string">
            <text:p>Implausible</text:p>
          </table:table-cell>
          <table:table-cell table:style-name="ce64" table:formula="of:=VLOOKUP([.C48];[$'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E48];[$'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G48];[$'Classifications (Reference Only)'.$B$2:$'Classifications (Reference Only)'.$C$8];2;0)" office:value-type="float" office:value="1" calcext:value-type="float">
            <text:p>1</text:p>
          </table:table-cell>
          <table:table-cell table:style-name="ce17" table:content-validation-name="val1" office:value-type="string" calcext:value-type="string">
            <text:p>Implausible</text:p>
          </table:table-cell>
          <table:table-cell table:style-name="ce64" table:formula="of:=VLOOKUP([.I48];[$'Classifications (Reference Only)'.$B$2:$'Classifications (Reference Only)'.$C$8];2;0)" office:value-type="float" office:value="1" calcext:value-type="float">
            <text:p>1</text:p>
          </table:table-cell>
          <table:table-cell table:number-columns-repeated="54"/>
        </table:table-row>
        <table:table-row table:style-name="ro1">
          <table:table-cell table:style-name="ce3" office:value-type="string" calcext:value-type="string">
            <text:p>Tower</text:p>
          </table:table-cell>
          <table:table-cell table:style-name="ce3" office:value-type="string" calcext:value-type="string">
            <text:p>Tower/Donjon Rush</text:p>
          </table:table-cell>
          <table:table-cell table:style-name="ce17" table:content-validation-name="val1" office:value-type="string" calcext:value-type="string">
            <text:p>Impossible</text:p>
          </table:table-cell>
          <table:table-cell table:style-name="ce64" table:formula="of:=VLOOKUP([.C49];[$'Classifications (Reference Only)'.$B$2:$'Classifications (Reference Only)'.$C$8];2;0)" office:value-type="float" office:value="0" calcext:value-type="float">
            <text:p>0</text:p>
          </table:table-cell>
          <table:table-cell table:style-name="ce17" table:content-validation-name="val1" office:value-type="string" calcext:value-type="string">
            <text:p>Uncommon</text:p>
          </table:table-cell>
          <table:table-cell table:style-name="ce64" table:formula="of:=VLOOKUP([.E49];[$'Classifications (Reference Only)'.$B$2:$'Classifications (Reference Only)'.$C$8];2;0)" office:value-type="float" office:value="3" calcext:value-type="float">
            <text:p>3</text:p>
          </table:table-cell>
          <table:table-cell table:style-name="ce17" table:content-validation-name="val1" office:value-type="string" calcext:value-type="string">
            <text:p>Impossible</text:p>
          </table:table-cell>
          <table:table-cell table:style-name="ce64" table:formula="of:=VLOOKUP([.G49];[$'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I49];[$'Classifications (Reference Only)'.$B$2:$'Classifications (Reference Only)'.$C$8];2;0)" office:value-type="float" office:value="1" calcext:value-type="float">
            <text:p>1</text:p>
          </table:table-cell>
          <table:table-cell table:number-columns-repeated="54"/>
        </table:table-row>
        <table:table-row table:style-name="ro1">
          <table:table-cell table:style-name="ce3" office:value-type="string" calcext:value-type="string">
            <text:p>Castle</text:p>
          </table:table-cell>
          <table:table-cell table:style-name="ce3" office:value-type="string" calcext:value-type="string">
            <text:p>Castle Drop</text:p>
          </table:table-cell>
          <table:table-cell table:style-name="ce17" table:content-validation-name="val1" office:value-type="string" calcext:value-type="string">
            <text:p>Impossible</text:p>
          </table:table-cell>
          <table:table-cell table:style-name="ce64" table:formula="of:=VLOOKUP([.C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50];[$'Classifications (Reference Only)'.$B$2:$'Classifications (Reference Only)'.$C$8];2;0)" office:value-type="float" office:value="0" calcext:value-type="float">
            <text:p>0</text:p>
          </table:table-cell>
          <table:table-cell table:style-name="ce17" table:content-validation-name="val1" office:value-type="string" calcext:value-type="string">
            <text:p>Implausible</text:p>
          </table:table-cell>
          <table:table-cell table:style-name="ce64" table:formula="of:=VLOOKUP([.G50];[$'Classifications (Reference Only)'.$B$2:$'Classifications (Reference Only)'.$C$8];2;0)" office:value-type="float" office:value="1" calcext:value-type="float">
            <text:p>1</text:p>
          </table:table-cell>
          <table:table-cell table:style-name="ce17" table:content-validation-name="val1" office:value-type="string" calcext:value-type="string">
            <text:p>Impractical</text:p>
          </table:table-cell>
          <table:table-cell table:style-name="ce64" table:formula="of:=VLOOKUP([.I50];[$'Classifications (Reference Only)'.$B$2:$'Classifications (Reference Only)'.$C$8];2;0)" office:value-type="float" office:value="2" calcext:value-type="float">
            <text:p>2</text:p>
          </table:table-cell>
          <table:table-cell table:number-columns-repeated="54"/>
        </table:table-row>
        <table:table-row table:style-name="ro1">
          <table:table-cell table:style-name="ce3" office:value-type="string" calcext:value-type="string">
            <text:p>F. Church</text:p>
          </table:table-cell>
          <table:table-cell table:style-name="ce3" office:value-type="string" calcext:value-type="string">
            <text:p>Fortified Church Push</text:p>
          </table:table-cell>
          <table:table-cell table:style-name="ce17" table:content-validation-name="val1" office:value-type="string" calcext:value-type="string">
            <text:p>Impossible</text:p>
          </table:table-cell>
          <table:table-cell table:style-name="ce64" table:formula="of:=VLOOKUP([.C5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51];[$'Classifications (Reference Only)'.$B$2:$'Classifications (Reference Only)'.$C$8];2;0)" office:value-type="float" office:value="0" calcext:value-type="float">
            <text:p>0</text:p>
          </table:table-cell>
          <table:table-cell table:style-name="ce17" table:content-validation-name="val1" office:value-type="string" calcext:value-type="string">
            <text:p>Impractical</text:p>
          </table:table-cell>
          <table:table-cell table:style-name="ce64" table:formula="of:=VLOOKUP([.G51];[$'Classifications (Reference Only)'.$B$2:$'Classifications (Reference Only)'.$C$8];2;0)" office:value-type="float" office:value="2" calcext:value-type="float">
            <text:p>2</text:p>
          </table:table-cell>
          <table:table-cell table:style-name="ce17" table:content-validation-name="val1" office:value-type="string" calcext:value-type="string">
            <text:p>Impractical</text:p>
          </table:table-cell>
          <table:table-cell table:style-name="ce64" table:formula="of:=VLOOKUP([.I51];[$'Classifications (Reference Only)'.$B$2:$'Classifications (Reference Only)'.$C$8];2;0)" office:value-type="float" office:value="2" calcext:value-type="float">
            <text:p>2</text:p>
          </table:table-cell>
          <table:table-cell table:number-columns-repeated="54"/>
        </table:table-row>
        <table:table-row table:style-name="ro1">
          <table:table-cell table:number-columns-repeated="64"/>
        </table:table-row>
        <table:table-row table:style-name="ro1">
          <table:table-cell table:style-name="ce40" office:value-type="string" calcext:value-type="string" table:number-columns-spanned="2" table:number-rows-spanned="1">
            <text:p>~</text:p>
          </table:table-cell>
          <table:covered-table-cell/>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37" office:value-type="string" calcext:value-type="string" table:number-columns-spanned="2" table:number-rows-spanned="1">
            <text:p>Imperial</text:p>
          </table:table-cell>
          <table:covered-table-cell table:style-name="ce3"/>
          <table:table-cell table:number-columns-repeated="54"/>
        </table:table-row>
        <table:table-row table:style-name="ro1">
          <table:table-cell table:style-name="ce40" office:value-type="string" calcext:value-type="string" table:number-columns-spanned="2" table:number-rows-spanned="1">
            <text:p>Estimated Ending Age “Odds”</text:p>
          </table:table-cell>
          <table:covered-table-cell/>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number-columns-repeated="54"/>
        </table:table-row>
        <table:table-row table:style-name="ro1" table:number-rows-repeated="2">
          <table:table-cell table:style-name="ce40"/>
          <table:table-cell/>
          <table:table-cell table:style-name="ce40"/>
          <table:table-cell/>
          <table:table-cell table:style-name="ce40"/>
          <table:table-cell/>
          <table:table-cell table:style-name="ce40"/>
          <table:table-cell/>
          <table:table-cell table:style-name="ce37"/>
          <table:table-cell table:style-name="ce3"/>
          <table:table-cell table:number-columns-repeated="54"/>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cell table:number-columns-repeated="54"/>
        </table:table-row>
        <table:table-row table:style-name="ro1">
          <table:table-cell table:style-name="ce8"/>
          <table:table-cell table:style-name="ce3"/>
          <table:table-cell table:style-name="ce60" office:value-type="string" calcext:value-type="string" table:number-columns-spanned="8" table:number-rows-spanned="1">
            <text:p>Age</text:p>
          </table:table-cell>
          <table:covered-table-cell table:number-columns-repeated="6"/>
          <table:covered-table-cell table:style-name="ce43"/>
          <table:table-cell table:number-columns-repeated="54"/>
        </table:table-row>
        <table:table-row table:style-name="ro1">
          <table:table-cell table:style-name="ce8"/>
          <table:table-cell table:style-name="ce3"/>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76" office:value-type="string" calcext:value-type="string" table:number-columns-spanned="2" table:number-rows-spanned="1">
            <text:p>Imperial</text:p>
          </table:table-cell>
          <table:covered-table-cell table:style-name="ce43"/>
          <table:table-cell table:number-columns-repeated="54"/>
        </table:table-row>
        <table:table-row table:style-name="ro1">
          <table:table-cell table:style-name="ce69" office:value-type="string" calcext:value-type="string" table:number-columns-spanned="2" table:number-rows-spanned="1">
            <text:p>Estimated Ending Age – Percentage Correction</text:p>
          </table:table-cell>
          <table:covered-table-cell/>
          <table:table-cell table:style-name="ce91" table:formula="of:=100*[.C54]/SUM([.$C$54:.$I$54])" office:value-type="float" office:value="25" calcext:value-type="float" table:number-columns-spanned="2" table:number-rows-spanned="1">
            <text:p>25.00</text:p>
          </table:table-cell>
          <table:covered-table-cell table:style-name="ce34"/>
          <table:table-cell table:style-name="ce91" table:formula="of:=100*[.E54]/SUM([.$C$54:.$I$54])" office:value-type="float" office:value="25" calcext:value-type="float" table:number-columns-spanned="2" table:number-rows-spanned="1">
            <text:p>25.00</text:p>
          </table:table-cell>
          <table:covered-table-cell table:style-name="ce34"/>
          <table:table-cell table:style-name="ce91" table:formula="of:=100*[.G54]/SUM([.$C$54:.$I$54])" office:value-type="float" office:value="25" calcext:value-type="float" table:number-columns-spanned="2" table:number-rows-spanned="1">
            <text:p>25.00</text:p>
          </table:table-cell>
          <table:covered-table-cell table:style-name="ce34"/>
          <table:table-cell table:style-name="ce100" table:formula="of:=100*[.I54]/SUM([.$C$54:.$I$54])" office:value-type="float" office:value="25" calcext:value-type="float" table:number-columns-spanned="2" table:number-rows-spanned="1">
            <text:p>25.00</text:p>
          </table:table-cell>
          <table:covered-table-cell table:style-name="ce45"/>
          <table:table-cell table:number-columns-repeated="54"/>
        </table:table-row>
        <table:table-row table:style-name="ro1">
          <table:table-cell table:style-name="ce8" office:value-type="string" calcext:value-type="string" table:number-columns-spanned="2" table:number-rows-spanned="1">
            <text:p>Possible Options by Age</text:p>
          </table:table-cell>
          <table:covered-table-cell/>
          <table:table-cell table:number-columns-repeated="5"/>
          <table:table-cell table:style-name="ce3"/>
          <table:table-cell/>
          <table:table-cell table:style-name="ce43"/>
          <table:table-cell table:number-columns-repeated="54"/>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table-cell table:style-name="ce40" table:formula="of:=COUNTIF([.E4:.E50];&quot;&lt;&gt;Impossible&quot;)-COUNTIFS([.E4:.E50];&quot;&lt;&gt;[:alpha:]*&quot;)" office:value-type="float" office:value="13" calcext:value-type="float" table:number-columns-spanned="2" table:number-rows-spanned="1">
            <text:p>13</text:p>
          </table:table-cell>
          <table:covered-table-cell/>
          <table:table-cell table:style-name="ce40" table:formula="of:=COUNTIF([.G4:.G50];&quot;&lt;&gt;Impossible&quot;)-COUNTIFS([.G4:.G50];&quot;&lt;&gt;[:alpha:]*&quot;)" office:value-type="float" office:value="26" calcext:value-type="float" table:number-columns-spanned="2" table:number-rows-spanned="1">
            <text:p>26</text:p>
          </table:table-cell>
          <table:covered-table-cell/>
          <table:table-cell table:style-name="ce76" table:formula="of:=COUNTIF([.I4:.I50];&quot;&lt;&gt;Impossible&quot;)-COUNTIFS([.I4:.I50];&quot;&lt;&gt;[:alpha:]*&quot;)" office:value-type="float" office:value="30" calcext:value-type="float" table:number-columns-spanned="2" table:number-rows-spanned="1">
            <text:p>30</text:p>
          </table:table-cell>
          <table:covered-table-cell table:style-name="ce43"/>
          <table:table-cell table:number-columns-repeated="54"/>
        </table:table-row>
        <table:table-row table:style-name="ro1">
          <table:table-cell table:style-name="ce10"/>
          <table:table-cell table:style-name="ce47" office:value-type="string" calcext:value-type="string">
            <text:p>Percentage</text:p>
          </table:table-cell>
          <table:table-cell table:style-name="ce92" table:formula="of:=100*[.C62]/SUM([.$C$62:.$I$62])" office:value-type="float" office:value="4.16666666666667" calcext:value-type="float" table:number-columns-spanned="2" table:number-rows-spanned="1">
            <text:p>4.17</text:p>
          </table:table-cell>
          <table:covered-table-cell table:style-name="ce35"/>
          <table:table-cell table:style-name="ce92" table:formula="of:=100*[.E62]/SUM([.$C$62:.$I$62])" office:value-type="float" office:value="18.0555555555556" calcext:value-type="float" table:number-columns-spanned="2" table:number-rows-spanned="1">
            <text:p>18.06</text:p>
          </table:table-cell>
          <table:covered-table-cell table:style-name="ce35"/>
          <table:table-cell table:style-name="ce92" table:formula="of:=100*[.G62]/SUM([.$C$62:.$I$62])" office:value-type="float" office:value="36.1111111111111" calcext:value-type="float" table:number-columns-spanned="2" table:number-rows-spanned="1">
            <text:p>36.11</text:p>
          </table:table-cell>
          <table:covered-table-cell table:style-name="ce35"/>
          <table:table-cell table:style-name="ce100" table:formula="of:=100*[.I62]/SUM([.$C$62:.$I$62])" office:value-type="float" office:value="41.6666666666667" calcext:value-type="float" table:number-columns-spanned="2" table:number-rows-spanned="1">
            <text:p>41.67</text:p>
          </table:table-cell>
          <table:covered-table-cell table:style-name="ce45"/>
          <table:table-cell table:number-columns-repeated="54"/>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cell table:number-columns-repeated="54"/>
        </table:table-row>
        <table:table-row table:style-name="ro1">
          <table:table-cell table:style-name="ce8" office:value-type="string" calcext:value-type="string" table:number-columns-spanned="2" table:number-rows-spanned="1">
            <text:p>2 * Average Ending Percentage</text:p>
          </table:table-cell>
          <table:covered-table-cell/>
          <table:table-cell table:style-name="ce91" table:formula="of:=([.C60]+[.C63])" office:value-type="float" office:value="29.1666666666667" calcext:value-type="float" table:number-columns-spanned="2" table:number-rows-spanned="1">
            <text:p>29.17</text:p>
          </table:table-cell>
          <table:covered-table-cell table:style-name="ce34"/>
          <table:table-cell table:style-name="ce91" table:formula="of:=([.E60]+[.E63])" office:value-type="float" office:value="43.0555555555556" calcext:value-type="float" table:number-columns-spanned="2" table:number-rows-spanned="1">
            <text:p>43.06</text:p>
          </table:table-cell>
          <table:covered-table-cell table:style-name="ce34"/>
          <table:table-cell table:style-name="ce91" table:formula="of:=([.G60]+[.G63])" office:value-type="float" office:value="61.1111111111111" calcext:value-type="float" table:number-columns-spanned="2" table:number-rows-spanned="1">
            <text:p>61.11</text:p>
          </table:table-cell>
          <table:covered-table-cell table:style-name="ce34"/>
          <table:table-cell table:style-name="ce100" table:formula="of:=([.I60]+[.I63])" office:value-type="float" office:value="66.6666666666667" calcext:value-type="float" table:number-columns-spanned="2" table:number-rows-spanned="1">
            <text:p>66.67</text:p>
          </table:table-cell>
          <table:covered-table-cell table:style-name="ce45"/>
          <table:table-cell table:number-columns-repeated="54"/>
        </table:table-row>
        <table:table-row table:style-name="ro1">
          <table:table-cell table:style-name="ce8" office:value-type="string" calcext:value-type="string" table:number-columns-spanned="2" table:number-rows-spanned="1">
            <text:p>Positive Difference – Estimated vs Ideal</text:p>
          </table:table-cell>
          <table:covered-table-cell/>
          <table:table-cell table:style-name="ce91" table:formula="of:=ABS([.C63]-[.C60])" office:value-type="float" office:value="20.8333333333333" calcext:value-type="float" table:number-columns-spanned="2" table:number-rows-spanned="1">
            <text:p>20.83</text:p>
          </table:table-cell>
          <table:covered-table-cell table:style-name="ce34"/>
          <table:table-cell table:style-name="ce91" table:formula="of:=ABS([.E63]-[.E60])" office:value-type="float" office:value="6.94444444444444" calcext:value-type="float" table:number-columns-spanned="2" table:number-rows-spanned="1">
            <text:p>6.94</text:p>
          </table:table-cell>
          <table:covered-table-cell table:style-name="ce34"/>
          <table:table-cell table:style-name="ce91" table:formula="of:=ABS([.G63]-[.G60])" office:value-type="float" office:value="11.1111111111111" calcext:value-type="float" table:number-columns-spanned="2" table:number-rows-spanned="1">
            <text:p>11.11</text:p>
          </table:table-cell>
          <table:covered-table-cell table:style-name="ce34"/>
          <table:table-cell table:style-name="ce100" table:formula="of:=ABS([.I63]-[.I60])" office:value-type="float" office:value="16.6666666666667" calcext:value-type="float" table:number-columns-spanned="2" table:number-rows-spanned="1">
            <text:p>16.67</text:p>
          </table:table-cell>
          <table:covered-table-cell table:style-name="ce45"/>
          <table:table-cell table:number-columns-repeated="54"/>
        </table:table-row>
        <table:table-row table:style-name="ro1">
          <table:table-cell table:style-name="ce8" office:value-type="string" calcext:value-type="string" table:number-columns-spanned="2" table:number-rows-spanned="1">
            <text:p>R Factor</text:p>
          </table:table-cell>
          <table:covered-table-cell/>
          <table:table-cell table:style-name="ce91" table:formula="of:=1-[.C66]/[.C65]" office:value-type="float" office:value="0.285714285714286" calcext:value-type="float" table:number-columns-spanned="2" table:number-rows-spanned="1">
            <text:p>0.29</text:p>
          </table:table-cell>
          <table:covered-table-cell table:style-name="ce34"/>
          <table:table-cell table:style-name="ce91" table:formula="of:=1-[.E66]/[.E65]" office:value-type="float" office:value="0.838709677419355" calcext:value-type="float" table:number-columns-spanned="2" table:number-rows-spanned="1">
            <text:p>0.84</text:p>
          </table:table-cell>
          <table:covered-table-cell table:style-name="ce34"/>
          <table:table-cell table:style-name="ce91" table:formula="of:=1-[.G66]/[.G65]" office:value-type="float" office:value="0.818181818181818" calcext:value-type="float" table:number-columns-spanned="2" table:number-rows-spanned="1">
            <text:p>0.82</text:p>
          </table:table-cell>
          <table:covered-table-cell table:style-name="ce34"/>
          <table:table-cell table:style-name="ce100" table:formula="of:=1-[.I66]/[.I65]" office:value-type="float" office:value="0.75" calcext:value-type="float" table:number-columns-spanned="2" table:number-rows-spanned="1">
            <text:p>0.75</text:p>
          </table:table-cell>
          <table:covered-table-cell table:style-name="ce45"/>
          <table:table-cell table:number-columns-repeated="54"/>
        </table:table-row>
        <table:table-row table:style-name="ro1">
          <table:table-cell table:style-name="ce8"/>
          <table:table-cell/>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cell table:number-columns-repeated="54"/>
        </table:table-row>
        <table:table-row table:style-name="ro1">
          <table:table-cell table:style-name="ce10" office:value-type="string" calcext:value-type="string" table:number-columns-spanned="2" table:number-rows-spanned="1">
            <text:p>Total Competitivity by Age:</text:p>
          </table:table-cell>
          <table:covered-table-cell/>
          <table:table-cell table:style-name="ce91" table:formula="of:=SUM([.D4:.D50])" office:value-type="float" office:value="4" calcext:value-type="float" table:number-columns-spanned="2" table:number-rows-spanned="1">
            <text:p>4.00</text:p>
          </table:table-cell>
          <table:covered-table-cell table:style-name="ce34"/>
          <table:table-cell table:style-name="ce91" table:formula="of:=SUM([.F4:.F50])" office:value-type="float" office:value="34" calcext:value-type="float" table:number-columns-spanned="2" table:number-rows-spanned="1">
            <text:p>34.00</text:p>
          </table:table-cell>
          <table:covered-table-cell table:style-name="ce34"/>
          <table:table-cell table:style-name="ce91" table:formula="of:=SUM([.H4:.H50])" office:value-type="float" office:value="63" calcext:value-type="float" table:number-columns-spanned="2" table:number-rows-spanned="1">
            <text:p>63.00</text:p>
          </table:table-cell>
          <table:covered-table-cell table:style-name="ce34"/>
          <table:table-cell table:style-name="ce100" table:formula="of:=SUM([.J4:.J50])" office:value-type="float" office:value="79" calcext:value-type="float" table:number-columns-spanned="2" table:number-rows-spanned="1">
            <text:p>79.00</text:p>
          </table:table-cell>
          <table:covered-table-cell table:style-name="ce45"/>
          <table:table-cell table:number-columns-repeated="54"/>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9]*[.C67]" office:value-type="float" office:value="1.14285714285714" calcext:value-type="float" table:number-columns-spanned="2" table:number-rows-spanned="1">
            <text:p>1.14</text:p>
          </table:table-cell>
          <table:covered-table-cell table:style-name="ce34"/>
          <table:table-cell table:style-name="ce91" table:formula="of:=[.E69]*[.E67]" office:value-type="float" office:value="28.5161290322581" calcext:value-type="float" table:number-columns-spanned="2" table:number-rows-spanned="1">
            <text:p>28.52</text:p>
          </table:table-cell>
          <table:covered-table-cell table:style-name="ce34"/>
          <table:table-cell table:style-name="ce91" table:formula="of:=[.G69]*[.G67]" office:value-type="float" office:value="51.5454545454545" calcext:value-type="float" table:number-columns-spanned="2" table:number-rows-spanned="1">
            <text:p>51.55</text:p>
          </table:table-cell>
          <table:covered-table-cell table:style-name="ce34"/>
          <table:table-cell table:style-name="ce100" table:formula="of:=[.I69]*[.I67]" office:value-type="float" office:value="59.25" calcext:value-type="float" table:number-columns-spanned="2" table:number-rows-spanned="1">
            <text:p>59.25</text:p>
          </table:table-cell>
          <table:covered-table-cell table:style-name="ce45"/>
          <table:table-cell table:number-columns-repeated="54"/>
        </table:table-row>
        <table:table-row table:style-name="ro1">
          <table:table-cell table:style-name="ce10"/>
          <table:table-cell/>
          <table:table-cell table:style-name="ce40"/>
          <table:table-cell/>
          <table:table-cell table:style-name="ce40"/>
          <table:table-cell/>
          <table:table-cell table:style-name="ce40"/>
          <table:table-cell/>
          <table:table-cell table:style-name="ce40"/>
          <table:table-cell table:style-name="ce43"/>
          <table:table-cell table:number-columns-repeated="54"/>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70:.I70])" office:value-type="float" office:value="140.45444072057" calcext:value-type="float" table:number-columns-spanned="8" table:number-rows-spanned="1">
            <text:p>140.45</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cell table:number-columns-repeated="54"/>
        </table:table-row>
        <table:table-row table:style-name="ro1" table:number-rows-repeated="7">
          <table:table-cell table:number-columns-repeated="6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5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54"/>
        </table:table-row>
        <table:table-row table:style-name="ro1" table:number-rows-repeated="1048494">
          <table:table-cell table:number-columns-repeated="64"/>
        </table:table-row>
        <table:table-row table:style-name="ro1">
          <table:table-cell table:number-columns-repeated="64"/>
        </table:table-row>
      </table:table>
      <table:table table:name="Classifications (Reference Only)" table:style-name="ta1">
        <office:forms form:automatic-focus="false" form:apply-design-mode="false"/>
        <table:table-column table:style-name="co3" table:default-cell-style-name="ce30"/>
        <table:table-column table:style-name="co3" table:default-cell-style-name="Default"/>
        <table:table-column table:style-name="co8" table:default-cell-style-name="ce53"/>
        <table:table-column table:style-name="co9" table:default-cell-style-name="Default"/>
        <table:table-row table:style-name="ro1">
          <table:table-cell table:style-name="ce24" office:value-type="string" calcext:value-type="string">
            <text:p>Number</text:p>
          </table:table-cell>
          <table:table-cell table:style-name="ce24" office:value-type="string" calcext:value-type="string">
            <text:p>Key Word</text:p>
          </table:table-cell>
          <table:table-cell table:style-name="ce24" office:value-type="string" calcext:value-type="string">
            <text:p>Score</text:p>
          </table:table-cell>
          <table:table-cell table:style-name="ce54" office:value-type="string" calcext:value-type="string">
            <text:p>Description</text:p>
          </table:table-cell>
        </table:table-row>
        <table:table-row table:style-name="ro2">
          <table:table-cell table:style-name="ce25" office:value-type="float" office:value="1" calcext:value-type="float">
            <text:p>1</text:p>
          </table:table-cell>
          <table:table-cell table:style-name="ce25" office:value-type="string" calcext:value-type="string">
            <text:p>Impossible</text:p>
          </table:table-cell>
          <table:table-cell table:style-name="ce25" office:value-type="float" office:value="0" calcext:value-type="float">
            <text:p>0</text:p>
          </table:table-cell>
          <table:table-cell table:style-name="ce67" office:value-type="string" calcext:value-type="string">
            <text:p>The random map is designed with terrains/blocking objects, etc. that make the creation of this unit physically impossible for players even if they wanted to.</text:p>
          </table:table-cell>
        </table:table-row>
        <table:table-row table:style-name="ro2">
          <table:table-cell table:style-name="ce26" office:value-type="float" office:value="2" calcext:value-type="float">
            <text:p>2</text:p>
          </table:table-cell>
          <table:table-cell table:style-name="ce26" office:value-type="string" calcext:value-type="string">
            <text:p>Implausible</text:p>
          </table:table-cell>
          <table:table-cell table:style-name="ce26" office:value-type="float" office:value="1" calcext:value-type="float">
            <text:p>1</text:p>
          </table:table-cell>
          <table:table-cell table:style-name="ce66"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table:style-name="ce25" office:value-type="float" office:value="3" calcext:value-type="float">
            <text:p>3</text:p>
          </table:table-cell>
          <table:table-cell table:style-name="ce25" office:value-type="string" calcext:value-type="string">
            <text:p>Impractical</text:p>
          </table:table-cell>
          <table:table-cell table:style-name="ce25" office:value-type="float" office:value="2" calcext:value-type="float">
            <text:p>2</text:p>
          </table:table-cell>
          <table:table-cell table:style-name="ce67"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26" office:value-type="float" office:value="4" calcext:value-type="float">
            <text:p>4</text:p>
          </table:table-cell>
          <table:table-cell table:style-name="ce26" office:value-type="string" calcext:value-type="string">
            <text:p>Uncommon</text:p>
          </table:table-cell>
          <table:table-cell table:style-name="ce26" office:value-type="float" office:value="3" calcext:value-type="float">
            <text:p>3</text:p>
          </table:table-cell>
          <table:table-cell table:style-name="ce66"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table:style-name="ce25" office:value-type="float" office:value="5" calcext:value-type="float">
            <text:p>5</text:p>
          </table:table-cell>
          <table:table-cell table:style-name="ce25" office:value-type="string" calcext:value-type="string">
            <text:p>Common</text:p>
          </table:table-cell>
          <table:table-cell table:style-name="ce25" office:value-type="float" office:value="4" calcext:value-type="float">
            <text:p>4</text:p>
          </table:table-cell>
          <table:table-cell table:style-name="ce67"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26" office:value-type="float" office:value="6" calcext:value-type="float">
            <text:p>6</text:p>
          </table:table-cell>
          <table:table-cell table:style-name="ce26" office:value-type="string" calcext:value-type="string">
            <text:p>Prevalent</text:p>
          </table:table-cell>
          <table:table-cell table:style-name="ce26" office:value-type="float" office:value="1" calcext:value-type="float">
            <text:p>1</text:p>
          </table:table-cell>
          <table:table-cell table:style-name="ce66"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table:style-name="ce25" office:value-type="float" office:value="7" calcext:value-type="float">
            <text:p>7</text:p>
          </table:table-cell>
          <table:table-cell table:style-name="ce25" office:value-type="string" calcext:value-type="string">
            <text:p>Dominant</text:p>
          </table:table-cell>
          <table:table-cell table:style-name="ce25" office:value-type="float" office:value="-2" calcext:value-type="float">
            <text:p>-2</text:p>
          </table:table-cell>
          <table:table-cell table:style-name="ce67"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table-cell/>
          <table:table-cell table:style-name="Default"/>
          <table:table-cell/>
        </table:table-row>
        <table:table-row table:style-name="ro1">
          <table:table-cell table:style-name="ce27" office:value-type="string" calcext:value-type="string" table:number-columns-spanned="4" table:number-rows-spanned="1">
            <text:p>Definitions</text:p>
          </table:table-cell>
          <table:covered-table-cell table:number-columns-repeated="3" table:style-name="ce31"/>
        </table:table-row>
        <table:table-row table:style-name="ro3">
          <table:table-cell table:style-name="ce28" office:value-type="string" calcext:value-type="string" table:number-columns-spanned="2" table:number-rows-spanned="1">
            <text:p>Random Map</text:p>
          </table:table-cell>
          <table:covered-table-cell table:style-name="ce31"/>
          <table:table-cell table:style-name="ce33"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31"/>
        </table:table-row>
        <table:table-row table:style-name="ro4">
          <table:table-cell table:style-name="ce29" office:value-type="string" calcext:value-type="string" table:number-columns-spanned="2" table:number-rows-spanned="1">
            <text:p>Unit</text:p>
          </table:table-cell>
          <table:covered-table-cell table:style-name="ce32"/>
          <table:table-cell table:style-name="ce66"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32"/>
        </table:table-row>
        <table:table-row table:style-name="ro5">
          <table:table-cell table:style-name="ce28" office:value-type="string" calcext:value-type="string" table:number-columns-spanned="2" table:number-rows-spanned="1">
            <text:p>Strategic Reliance</text:p>
          </table:table-cell>
          <table:covered-table-cell table:style-name="ce31"/>
          <table:table-cell table:style-name="ce67"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31"/>
        </table:table-row>
        <table:table-row table:style-name="ro3">
          <table:table-cell table:style-name="ce29" office:value-type="string" calcext:value-type="string" table:number-columns-spanned="2" table:number-rows-spanned="1">
            <text:p>Effective</text:p>
          </table:table-cell>
          <table:covered-table-cell table:style-name="ce32"/>
          <table:table-cell table:style-name="ce66"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32"/>
        </table:table-row>
        <table:table-row table:style-name="ro5">
          <table:table-cell table:style-name="ce28" office:value-type="string" calcext:value-type="string" table:number-columns-spanned="2" table:number-rows-spanned="1">
            <text:p>Ceteris Paribus</text:p>
          </table:table-cell>
          <table:covered-table-cell table:style-name="ce31"/>
          <table:table-cell table:style-name="ce67"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31"/>
        </table:table-row>
        <table:table-row table:style-name="ro1">
          <table:table-cell table:style-name="ce29" office:value-type="string" calcext:value-type="string" table:number-columns-spanned="2" table:number-rows-spanned="1">
            <text:p>Investment</text:p>
          </table:table-cell>
          <table:covered-table-cell table:style-name="ce32"/>
          <table:table-cell table:style-name="ce66" office:value-type="string" calcext:value-type="string" table:number-columns-spanned="2" table:number-rows-spanned="1">
            <text:p>Time and resources spent doing something.</text:p>
          </table:table-cell>
          <table:covered-table-cell table:style-name="ce32"/>
        </table:table-row>
        <table:table-row table:style-name="ro4">
          <table:table-cell table:style-name="ce28" office:value-type="string" calcext:value-type="string" table:number-columns-spanned="2" table:number-rows-spanned="1">
            <text:p>Counter-play</text:p>
          </table:table-cell>
          <table:covered-table-cell table:style-name="ce31"/>
          <table:table-cell table:style-name="ce67"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31"/>
        </table:table-row>
        <table:table-row table:style-name="ro1">
          <table:table-cell table:style-name="ce29" office:value-type="string" calcext:value-type="string" table:number-columns-spanned="2" table:number-rows-spanned="1">
            <text:p>Ending Age</text:p>
          </table:table-cell>
          <table:covered-table-cell table:style-name="ce32"/>
          <table:table-cell table:style-name="ce66" office:value-type="string" calcext:value-type="string" table:number-columns-spanned="2" table:number-rows-spanned="1">
            <text:p>The age that at least one of the players will have advanced to by the time the game ends. </text:p>
          </table:table-cell>
          <table:covered-table-cell table:style-name="ce32"/>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
      <table:table table:name="Age Participation (Reference Only)" table:style-name="ta1">
        <office:forms form:automatic-focus="false" form:apply-design-mode="false"/>
        <table:table-column table:style-name="co10" table:default-cell-style-name="Default"/>
        <table:table-column table:style-name="co11" table:number-columns-repeated="2" table:default-cell-style-name="Default"/>
        <table:table-column table:style-name="co11" table:default-cell-style-name="ce106"/>
        <table:table-column table:style-name="co11" table:default-cell-style-name="ce105"/>
        <table:table-row table:style-name="ro1">
          <table:table-cell table:style-name="ce73" office:value-type="string" calcext:value-type="string" table:number-columns-spanned="1" table:number-rows-spanned="2">
            <text:p>~</text:p>
          </table:table-cell>
          <table:table-cell table:style-name="ce75" office:value-type="string" calcext:value-type="string" table:number-columns-spanned="4" table:number-rows-spanned="1">
            <text:p>Breakdown of Game Ending Ages</text:p>
          </table:table-cell>
          <table:covered-table-cell table:number-columns-repeated="2" table:style-name="ce24"/>
          <table:covered-table-cell table:style-name="ce114"/>
        </table:table-row>
        <table:table-row table:style-name="ro1">
          <table:covered-table-cell table:style-name="ce73"/>
          <table:table-cell table:style-name="ce75" office:value-type="string" calcext:value-type="string">
            <text:p>Dark</text:p>
          </table:table-cell>
          <table:table-cell table:style-name="ce24" office:value-type="string" calcext:value-type="string">
            <text:p>Feudal</text:p>
          </table:table-cell>
          <table:table-cell table:style-name="ce24" office:value-type="string" calcext:value-type="string">
            <text:p>Castle</text:p>
          </table:table-cell>
          <table:table-cell table:style-name="ce24" office:value-type="string" calcext:value-type="string">
            <text:p>Imperial</text:p>
          </table:table-cell>
        </table:table-row>
        <table:table-row table:style-name="ro1">
          <table:table-cell office:value-type="string" calcext:value-type="string">
            <text:p>Option List</text:p>
          </table:table-cell>
          <table:table-cell table:style-name="ce30"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05" office:value-type="string" calcext:value-type="string">
            <text:p>Militia</text:p>
          </table:table-cell>
          <table:table-cell table:style-name="ce105"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05" office:value-type="string" calcext:value-type="string">
            <text:p>Villager</text:p>
          </table:table-cell>
          <table:table-cell table:style-name="ce105"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05" office:value-type="string" calcext:value-type="string">
            <text:p>Town Center</text:p>
          </table:table-cell>
          <table:table-cell table:style-name="ce105"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05"/>
          <table:table-cell table:style-name="ce105"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05"/>
          <table:table-cell table:style-name="ce105"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05"/>
          <table:table-cell table:style-name="ce105"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05"/>
          <table:table-cell table:style-name="ce105"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05"/>
          <table:table-cell table:style-name="ce105"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05"/>
          <table:table-cell table:style-name="ce105"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05"/>
          <table:table-cell table:style-name="ce105" office:value-type="string" calcext:value-type="string">
            <text:p>Fire Galley</text:p>
          </table:table-cell>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05"/>
          <table:table-cell table:style-name="ce105" office:value-type="string" calcext:value-type="string">
            <text:p>Demo Raft</text:p>
          </table:table-cell>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05"/>
          <table:table-cell table:style-name="ce105" office:value-type="string" calcext:value-type="string">
            <text:p>Galley</text:p>
          </table:table-cell>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3"/>
          <table:table-cell office:value-type="string" calcext:value-type="string">
            <text:p>Fire Ship</text:p>
          </table:table-cell>
          <table:table-cell office:value-type="string" calcext:value-type="string">
            <text:p>Castle</text:p>
          </table:table-cell>
        </table:table-row>
        <table:table-row table:style-name="ro1">
          <table:table-cell table:number-columns-repeated="3"/>
          <table:table-cell office:value-type="string" calcext:value-type="string">
            <text:p>Demo Ship</text:p>
          </table:table-cell>
          <table:table-cell office:value-type="string" calcext:value-type="string">
            <text:p>Petard</text:p>
          </table:table-cell>
        </table:table-row>
        <table:table-row table:style-name="ro1">
          <table:table-cell table:number-columns-repeated="3"/>
          <table:table-cell office:value-type="string" calcext:value-type="string">
            <text:p>War Galley</text:p>
          </table:table-cell>
          <table:table-cell office:value-type="string" calcext:value-type="string">
            <text:p>Trebuchet</text:p>
          </table:table-cell>
        </table:table-row>
        <table:table-row table:style-name="ro1">
          <table:table-cell table:number-columns-repeated="3"/>
          <table:table-cell table:style-name="Default"/>
          <table:table-cell office:value-type="string" calcext:value-type="string">
            <text:p>Fast Fire Ship</text:p>
          </table:table-cell>
        </table:table-row>
        <table:table-row table:style-name="ro1">
          <table:table-cell table:number-columns-repeated="3"/>
          <table:table-cell table:style-name="Default"/>
          <table:table-cell office:value-type="string" calcext:value-type="string">
            <text:p>Heavy Demolition Ship</text:p>
          </table:table-cell>
        </table:table-row>
        <table:table-row table:style-name="ro1">
          <table:table-cell table:number-columns-repeated="3"/>
          <table:table-cell table:style-name="Default"/>
          <table:table-cell office:value-type="string" calcext:value-type="string">
            <text:p>Galleon</text:p>
          </table:table-cell>
        </table:table-row>
        <table:table-row table:style-name="ro1">
          <table:table-cell table:number-columns-repeated="3"/>
          <table:table-cell table:style-name="Default"/>
          <table:table-cell office:value-type="string" calcext:value-type="string">
            <text:p>Cannon Ship/Dromon</text:p>
          </table:table-cell>
        </table:table-row>
        <table:table-row table:style-name="ro1" table:visibility="collapse" table:number-rows-repeated="10">
          <table:table-cell table:number-columns-repeated="3"/>
          <table:table-cell table:style-name="Default"/>
          <table:table-cell/>
        </table:table-row>
        <table:table-row table:style-name="ro1">
          <table:table-cell table:style-name="ce30"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06" table:formula="of:=COUNTA([.B4:.B40])" office:value-type="float" office:value="3" calcext:value-type="float">
            <text:p>3</text:p>
          </table:table-cell>
          <table:table-cell table:style-name="ce106" table:formula="of:=COUNTA([.C4:.C40])" office:value-type="float" office:value="12" calcext:value-type="float">
            <text:p>12</text:p>
          </table:table-cell>
          <table:table-cell table:formula="of:=COUNTA([.D4:.D40])" office:value-type="float" office:value="23" calcext:value-type="float">
            <text:p>23</text:p>
          </table:table-cell>
          <table:table-cell table:style-name="ce106" table:formula="of:=COUNTA([.E4:.E40])" office:value-type="float" office:value="27" calcext:value-type="float">
            <text:p>27</text:p>
          </table:table-cell>
        </table:table-row>
        <table:table-row table:style-name="ro1">
          <table:table-cell table:style-name="ce72" office:value-type="string" calcext:value-type="string">
            <text:p>Option Percent</text:p>
          </table:table-cell>
          <table:table-cell table:style-name="ce78" table:formula="of:=100*[.B42]/SUM([.$B$42:.$E$42])" office:value-type="float" office:value="4.61538461538462" calcext:value-type="float">
            <text:p>4.62</text:p>
          </table:table-cell>
          <table:table-cell table:style-name="ce78" table:formula="of:=100*[.C42]/SUM([.$B$42:.$E$42])" office:value-type="float" office:value="18.4615384615385" calcext:value-type="float">
            <text:p>18.46</text:p>
          </table:table-cell>
          <table:table-cell table:style-name="ce78" table:formula="of:=100*[.D42]/SUM([.$B$42:.$E$42])" office:value-type="float" office:value="35.3846153846154" calcext:value-type="float">
            <text:p>35.38</text:p>
          </table:table-cell>
          <table:table-cell table:style-name="ce78" table:formula="of:=100*[.E42]/SUM([.$B$42:.$E$42])" office:value-type="float" office:value="41.5384615384615" calcext:value-type="float">
            <text:p>41.54</text:p>
          </table:table-cell>
        </table:table-row>
        <table:table-row table:style-name="ro1">
          <table:table-cell/>
          <table:table-cell table:style-name="ce113" table:number-columns-repeated="4"/>
        </table:table-row>
        <table:table-row table:style-name="ro1">
          <table:table-cell table:number-columns-repeated="3"/>
          <table:table-cell table:style-name="Default" table:number-columns-repeated="2"/>
        </table:table-row>
        <table:table-row table:style-name="ro1">
          <table:table-cell table:style-name="ce73" office:value-type="string" calcext:value-type="string" table:number-columns-spanned="1" table:number-rows-spanned="2">
            <text:p>~</text:p>
          </table:table-cell>
          <table:table-cell table:style-name="ce75" office:value-type="string" calcext:value-type="string" table:number-columns-spanned="4" table:number-rows-spanned="1">
            <text:p>Breakdown of Game Ending Ages</text:p>
          </table:table-cell>
          <table:covered-table-cell table:number-columns-repeated="2" table:style-name="ce24"/>
          <table:covered-table-cell table:style-name="ce114"/>
        </table:table-row>
        <table:table-row table:style-name="ro1">
          <table:covered-table-cell table:style-name="ce73"/>
          <table:table-cell table:style-name="ce75" office:value-type="string" calcext:value-type="string">
            <text:p>Dark</text:p>
          </table:table-cell>
          <table:table-cell table:style-name="ce24" office:value-type="string" calcext:value-type="string">
            <text:p>Feudal</text:p>
          </table:table-cell>
          <table:table-cell table:style-name="ce24" office:value-type="string" calcext:value-type="string">
            <text:p>Castle</text:p>
          </table:table-cell>
          <table:table-cell table:style-name="ce24" office:value-type="string" calcext:value-type="string">
            <text:p>Imperial</text:p>
          </table:table-cell>
        </table:table-row>
        <table:table-row table:style-name="ro1">
          <table:table-cell office:value-type="string" calcext:value-type="string">
            <text:p>Option List</text:p>
          </table:table-cell>
          <table:table-cell table:style-name="ce30"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05" office:value-type="string" calcext:value-type="string">
            <text:p>Militia</text:p>
          </table:table-cell>
          <table:table-cell table:style-name="ce105"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05" office:value-type="string" calcext:value-type="string">
            <text:p>Villager</text:p>
          </table:table-cell>
          <table:table-cell table:style-name="ce105"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05" office:value-type="string" calcext:value-type="string">
            <text:p>Town Center</text:p>
          </table:table-cell>
          <table:table-cell table:style-name="ce105"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05"/>
          <table:table-cell table:style-name="ce105"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05"/>
          <table:table-cell table:style-name="ce105"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05"/>
          <table:table-cell table:style-name="ce105"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05"/>
          <table:table-cell table:style-name="ce105"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05"/>
          <table:table-cell table:style-name="ce105"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05"/>
          <table:table-cell table:style-name="ce105"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05" table:number-columns-repeated="2"/>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05" table:number-columns-repeated="2"/>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05" table:number-columns-repeated="2"/>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4"/>
          <table:table-cell office:value-type="string" calcext:value-type="string">
            <text:p>Castle</text:p>
          </table:table-cell>
        </table:table-row>
        <table:table-row table:style-name="ro1">
          <table:table-cell table:number-columns-repeated="4"/>
          <table:table-cell office:value-type="string" calcext:value-type="string">
            <text:p>Petard</text:p>
          </table:table-cell>
        </table:table-row>
        <table:table-row table:style-name="ro1">
          <table:table-cell table:number-columns-repeated="4"/>
          <table:table-cell office:value-type="string" calcext:value-type="string">
            <text:p>Trebuchet</text:p>
          </table:table-cell>
        </table:table-row>
        <table:table-row table:style-name="ro1" table:visibility="collapse" table:number-rows-repeated="14">
          <table:table-cell table:number-columns-repeated="3"/>
          <table:table-cell table:style-name="Default"/>
          <table:table-cell/>
        </table:table-row>
        <table:table-row table:style-name="ro1">
          <table:table-cell table:style-name="ce30"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06" table:formula="of:=COUNTA([.B49:.B85])" office:value-type="float" office:value="3" calcext:value-type="float">
            <text:p>3</text:p>
          </table:table-cell>
          <table:table-cell table:style-name="ce106" table:formula="of:=COUNTA([.C49:.C85])" office:value-type="float" office:value="9" calcext:value-type="float">
            <text:p>9</text:p>
          </table:table-cell>
          <table:table-cell table:formula="of:=COUNTA([.D49:.D85])" office:value-type="float" office:value="20" calcext:value-type="float">
            <text:p>20</text:p>
          </table:table-cell>
          <table:table-cell table:style-name="ce106" table:formula="of:=COUNTA([.E49:.E85])" office:value-type="float" office:value="23" calcext:value-type="float">
            <text:p>23</text:p>
          </table:table-cell>
        </table:table-row>
        <table:table-row table:style-name="ro1">
          <table:table-cell table:style-name="ce72" office:value-type="string" calcext:value-type="string">
            <text:p>Option Percent</text:p>
          </table:table-cell>
          <table:table-cell table:style-name="ce78" table:formula="of:=100*[.B87]/SUM([.$B$87:.$E$87])" office:value-type="float" office:value="5.45454545454545" calcext:value-type="float">
            <text:p>5.45</text:p>
          </table:table-cell>
          <table:table-cell table:style-name="ce78" table:formula="of:=100*[.C87]/SUM([.$B$87:.$E$87])" office:value-type="float" office:value="16.3636363636364" calcext:value-type="float">
            <text:p>16.36</text:p>
          </table:table-cell>
          <table:table-cell table:style-name="ce78" table:formula="of:=100*[.D87]/SUM([.$B$87:.$E$87])" office:value-type="float" office:value="36.3636363636364" calcext:value-type="float">
            <text:p>36.36</text:p>
          </table:table-cell>
          <table:table-cell table:style-name="ce78" table:formula="of:=100*[.E87]/SUM([.$B$87:.$E$87])" office:value-type="float" office:value="41.8181818181818" calcext:value-type="float">
            <text:p>41.82</text:p>
          </table:table-cell>
        </table:table-row>
      </table:table>
      <table:table table:name="Sample Arabia Evaluation June 2023 (Reference Only)" table:style-name="ta1">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C:/Users/Jonathan/Download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C:/Users/Jonathan/Download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onathan/Download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onathan/Downloads/TechChariot_6.19.23_Arabia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C:/Users/Jonathan/Downloads/TechChariot_6.19.23_Arabi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C:/Users/Jonathan/Downloads/TechChariot_6.19.23_Arabi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C:/Users/Jonathan/Downloads/TechChariot_6.19.23_Arabi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C:/Users/Jonathan/Downloads/TechChariot_6.19.23_Arabi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onathan/Downloads/TechChariot_6.19.23_Arabia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Uncommon</text:p>
          </table:table-cell>
          <table:table-cell table:formula="of:=VLOOKUP([.C14];['file:///C:/Users/Jonathan/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E14];['file:///C:/Users/Jonathan/Downloads/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14];['file:///C:/Users/Jonathan/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4];['file:///C:/Users/Jonathan/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5];['file:///C:/Users/Jonathan/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15];['file:///C:/Users/Jonathan/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15];['file:///C:/Users/Jonathan/Downloads/TechChariot_6.19.23_Arabia_1v1_Competitivity.ods'#$Classifications.$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6];['file:///C:/Users/Jonathan/Download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6];['file:///C:/Users/Jonathan/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6];['file:///C:/Users/Jonathan/Downloads/TechChariot_6.19.23_Arabia_1v1_Competitivity.ods'#$Classifications.$B$2:.$C$8];2;0)" office:value-type="float" office:value="4" calcext:value-type="float">
            <text:p>4</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onathan/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19];['file:///C:/Users/Jonathan/Download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19];['file:///C:/Users/Jonathan/Download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9];['file:///C:/Users/Jonathan/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0];['file:///C:/Users/Jonathan/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20];['file:///C:/Users/Jonathan/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C:/Users/Jonathan/Downloads/TechChariot_6.19.23_Arabi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onathan/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C:/Users/Jonathan/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1];['file:///C:/Users/Jonathan/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22];['file:///C:/Users/Jonathan/Download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onathan/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25];['file:///C:/Users/Jonathan/Downloads/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25];['file:///C:/Users/Jonathan/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C:/Users/Jonathan/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onathan/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C:/Users/Jonathan/Download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C:/Users/Jonathan/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onathan/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7];['file:///C:/Users/Jonathan/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7];['file:///C:/Users/Jonathan/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8];['file:///C:/Users/Jonathan/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8];['file:///C:/Users/Jonathan/Downloads/TechChariot_6.19.23_Arabia_1v1_Competitivity.ods'#$Classifications.$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onathan/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C:/Users/Jonathan/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C:/Users/Jonathan/Downloads/TechChariot_6.19.23_Arabi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C:/Users/Jonathan/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C:/Users/Jonathan/Download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onathan/Download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35];['file:///C:/Users/Jonathan/Download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35];['file:///C:/Users/Jonathan/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onathan/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6];['file:///C:/Users/Jonathan/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6];['file:///C:/Users/Jonathan/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onathan/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7];['file:///C:/Users/Jonathan/Download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7];['file:///C:/Users/Jonathan/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onathan/Download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C:/Users/Jonathan/Downloads/TechChariot_6.19.23_Arabi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C:/Users/Jonathan/Download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C:/Users/Jonathan/Download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2];['file:///C:/Users/Jonathan/Download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2];['file:///C:/Users/Jonathan/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onathan/Download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C:/Users/Jonathan/Download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3];['file:///C:/Users/Jonathan/Downloads/TechChariot_6.19.23_Arabi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onathan/Downloads/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I44];['file:///C:/Users/Jonathan/Downloads/TechChariot_6.19.23_Arabia_1v1_Competitivity.ods'#$Classifications.$B$2:.$C$8];2;0)" office:value-type="float" office:value="1" calcext:value-type="float">
            <text:p>1</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Uncommon</text:p>
          </table:table-cell>
          <table:table-cell table:formula="of:=VLOOKUP([.C48];['file:///C:/Users/Jonathan/Download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8];['file:///C:/Users/Jonathan/Download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C:/Users/Jonathan/Download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onathan/Downloads/TechChariot_6.19.23_Arabi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onathan/Download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onathan/Download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C:/Users/Jonathan/Download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C:/Users/Jonathan/Downloads/TechChariot_6.19.23_Arabi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onathan/Download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onathan/Downloads/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G50];['file:///C:/Users/Jonathan/Downloads/TechChariot_6.19.23_Arabi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I50];['file:///C:/Users/Jonathan/Downloads/TechChariot_6.19.23_Arabia_1v1_Competitivity.ods'#$Classifications.$B$2:.$C$8];2;0)" office:value-type="float" office:value="2" calcext:value-type="float">
            <text:p>2</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5" calcext:value-type="float" table:number-columns-spanned="2" table:number-rows-spanned="1">
            <text:p>5</text:p>
          </table:table-cell>
          <table:covered-table-cell table:style-name="ce17"/>
          <table:table-cell table:style-name="ce59" office:value-type="float" office:value="25" calcext:value-type="float" table:number-columns-spanned="2" table:number-rows-spanned="1">
            <text:p>25</text:p>
          </table:table-cell>
          <table:covered-table-cell table:style-name="ce17"/>
          <table:table-cell table:style-name="ce59" office:value-type="float" office:value="30" calcext:value-type="float" table:number-columns-spanned="2" table:number-rows-spanned="1">
            <text:p>30</text:p>
          </table:table-cell>
          <table:covered-table-cell table:style-name="ce17"/>
          <table:table-cell table:style-name="ce59" office:value-type="float" office:value="40" calcext:value-type="float" table:number-columns-spanned="2" table:number-rows-spanned="1">
            <text:p>40</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5" calcext:value-type="float" table:number-columns-spanned="2" table:number-rows-spanned="1">
            <text:p>5.00</text:p>
          </table:table-cell>
          <table:covered-table-cell table:style-name="ce34"/>
          <table:table-cell table:style-name="ce91" table:formula="of:=100*[.E53]/SUM([.$C$53:.$I$53])" office:value-type="float" office:value="25" calcext:value-type="float" table:number-columns-spanned="2" table:number-rows-spanned="1">
            <text:p>25.00</text:p>
          </table:table-cell>
          <table:covered-table-cell table:style-name="ce34"/>
          <table:table-cell table:style-name="ce91" table:formula="of:=100*[.G53]/SUM([.$C$53:.$I$53])" office:value-type="float" office:value="30" calcext:value-type="float" table:number-columns-spanned="2" table:number-rows-spanned="1">
            <text:p>30.00</text:p>
          </table:table-cell>
          <table:covered-table-cell table:style-name="ce34"/>
          <table:table-cell table:style-name="ce100" table:formula="of:=100*[.I53]/SUM([.$C$53:.$I$53])" office:value-type="float" office:value="40" calcext:value-type="float" table:number-columns-spanned="2" table:number-rows-spanned="1">
            <text:p>4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0" calcext:value-type="float" table:number-columns-spanned="2" table:number-rows-spanned="1">
            <text:p>10</text:p>
          </table:table-cell>
          <table:covered-table-cell table:style-name="ce5"/>
          <table:table-cell table:style-name="ce40" table:formula="of:=COUNTIF([.G4:.G50];&quot;&lt;&gt;Impossible&quot;)-COUNTIFS([.G4:.G50];&quot;&lt;&gt;[:alpha:]*&quot;)" office:value-type="float" office:value="22" calcext:value-type="float" table:number-columns-spanned="2" table:number-rows-spanned="1">
            <text:p>22</text:p>
          </table:table-cell>
          <table:covered-table-cell table:style-name="ce5"/>
          <table:table-cell table:style-name="ce76" table:formula="of:=COUNTIF([.I4:.I50];&quot;&lt;&gt;Impossible&quot;)-COUNTIFS([.I4:.I50];&quot;&lt;&gt;[:alpha:]*&quot;)" office:value-type="float" office:value="25" calcext:value-type="float" table:number-columns-spanned="2" table:number-rows-spanned="1">
            <text:p>25</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5" calcext:value-type="float" table:number-columns-spanned="2" table:number-rows-spanned="1">
            <text:p>5.00</text:p>
          </table:table-cell>
          <table:covered-table-cell table:style-name="ce35"/>
          <table:table-cell table:style-name="ce92" table:formula="of:=100*[.E61]/SUM([.$C$61:.$I$61])" office:value-type="float" office:value="16.6666666666667" calcext:value-type="float" table:number-columns-spanned="2" table:number-rows-spanned="1">
            <text:p>16.67</text:p>
          </table:table-cell>
          <table:covered-table-cell table:style-name="ce35"/>
          <table:table-cell table:style-name="ce92" table:formula="of:=100*[.G61]/SUM([.$C$61:.$I$61])" office:value-type="float" office:value="36.6666666666667" calcext:value-type="float" table:number-columns-spanned="2" table:number-rows-spanned="1">
            <text:p>36.67</text:p>
          </table:table-cell>
          <table:covered-table-cell table:style-name="ce35"/>
          <table:table-cell table:style-name="ce100" table:formula="of:=100*[.I61]/SUM([.$C$61:.$I$61])" office:value-type="float" office:value="41.6666666666667" calcext:value-type="float" table:number-columns-spanned="2" table:number-rows-spanned="1">
            <text:p>41.67</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10" calcext:value-type="float" table:number-columns-spanned="2" table:number-rows-spanned="1">
            <text:p>10.00</text:p>
          </table:table-cell>
          <table:covered-table-cell table:style-name="ce34"/>
          <table:table-cell table:style-name="ce91" table:formula="of:=([.E59]+[.E62])" office:value-type="float" office:value="41.6666666666667" calcext:value-type="float" table:number-columns-spanned="2" table:number-rows-spanned="1">
            <text:p>41.67</text:p>
          </table:table-cell>
          <table:covered-table-cell table:style-name="ce34"/>
          <table:table-cell table:style-name="ce91" table:formula="of:=([.G59]+[.G62])" office:value-type="float" office:value="66.6666666666667" calcext:value-type="float" table:number-columns-spanned="2" table:number-rows-spanned="1">
            <text:p>66.67</text:p>
          </table:table-cell>
          <table:covered-table-cell table:style-name="ce34"/>
          <table:table-cell table:style-name="ce100" table:formula="of:=([.I59]+[.I62])" office:value-type="float" office:value="81.6666666666667" calcext:value-type="float" table:number-columns-spanned="2" table:number-rows-spanned="1">
            <text:p>81.67</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0" calcext:value-type="float" table:number-columns-spanned="2" table:number-rows-spanned="1">
            <text:p>0.00</text:p>
          </table:table-cell>
          <table:covered-table-cell table:style-name="ce34"/>
          <table:table-cell table:style-name="ce91" table:formula="of:=ABS([.E62]-[.E59])" office:value-type="float" office:value="8.33333333333333" calcext:value-type="float" table:number-columns-spanned="2" table:number-rows-spanned="1">
            <text:p>8.33</text:p>
          </table:table-cell>
          <table:covered-table-cell table:style-name="ce34"/>
          <table:table-cell table:style-name="ce91" table:formula="of:=ABS([.G62]-[.G59])" office:value-type="float" office:value="6.66666666666666" calcext:value-type="float" table:number-columns-spanned="2" table:number-rows-spanned="1">
            <text:p>6.67</text:p>
          </table:table-cell>
          <table:covered-table-cell table:style-name="ce34"/>
          <table:table-cell table:style-name="ce100" table:formula="of:=ABS([.I62]-[.I59])" office:value-type="float" office:value="1.66666666666666" calcext:value-type="float" table:number-columns-spanned="2" table:number-rows-spanned="1">
            <text:p>1.67</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1" calcext:value-type="float" table:number-columns-spanned="2" table:number-rows-spanned="1">
            <text:p>1.00</text:p>
          </table:table-cell>
          <table:covered-table-cell table:style-name="ce34"/>
          <table:table-cell table:style-name="ce91" table:formula="of:=1-[.E65]/[.E64]" office:value-type="float" office:value="0.8" calcext:value-type="float" table:number-columns-spanned="2" table:number-rows-spanned="1">
            <text:p>0.80</text:p>
          </table:table-cell>
          <table:covered-table-cell table:style-name="ce34"/>
          <table:table-cell table:style-name="ce91" table:formula="of:=1-[.G65]/[.G64]" office:value-type="float" office:value="0.9" calcext:value-type="float" table:number-columns-spanned="2" table:number-rows-spanned="1">
            <text:p>0.90</text:p>
          </table:table-cell>
          <table:covered-table-cell table:style-name="ce34"/>
          <table:table-cell table:style-name="ce100" table:formula="of:=1-[.I65]/[.I64]" office:value-type="float" office:value="0.979591836734694" calcext:value-type="float" table:number-columns-spanned="2" table:number-rows-spanned="1">
            <text:p>0.98</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9" calcext:value-type="float" table:number-columns-spanned="2" table:number-rows-spanned="1">
            <text:p>9.00</text:p>
          </table:table-cell>
          <table:covered-table-cell table:style-name="ce34"/>
          <table:table-cell table:style-name="ce91" table:formula="of:=SUM([.F4:.F50])" office:value-type="float" office:value="27" calcext:value-type="float" table:number-columns-spanned="2" table:number-rows-spanned="1">
            <text:p>27.00</text:p>
          </table:table-cell>
          <table:covered-table-cell table:style-name="ce34"/>
          <table:table-cell table:style-name="ce91" table:formula="of:=SUM([.H4:.H50])" office:value-type="float" office:value="54" calcext:value-type="float" table:number-columns-spanned="2" table:number-rows-spanned="1">
            <text:p>54.00</text:p>
          </table:table-cell>
          <table:covered-table-cell table:style-name="ce34"/>
          <table:table-cell table:style-name="ce100" table:formula="of:=SUM([.J4:.J50])" office:value-type="float" office:value="66" calcext:value-type="float" table:number-columns-spanned="2" table:number-rows-spanned="1">
            <text:p>66.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9" calcext:value-type="float" table:number-columns-spanned="2" table:number-rows-spanned="1">
            <text:p>9.00</text:p>
          </table:table-cell>
          <table:covered-table-cell table:style-name="ce34"/>
          <table:table-cell table:style-name="ce91" table:formula="of:=[.E68]*[.E66]" office:value-type="float" office:value="21.6" calcext:value-type="float" table:number-columns-spanned="2" table:number-rows-spanned="1">
            <text:p>21.60</text:p>
          </table:table-cell>
          <table:covered-table-cell table:style-name="ce34"/>
          <table:table-cell table:style-name="ce91" table:formula="of:=[.G68]*[.G66]" office:value-type="float" office:value="48.6" calcext:value-type="float" table:number-columns-spanned="2" table:number-rows-spanned="1">
            <text:p>48.60</text:p>
          </table:table-cell>
          <table:covered-table-cell table:style-name="ce34"/>
          <table:table-cell table:style-name="ce100" table:formula="of:=[.I68]*[.I66]" office:value-type="float" office:value="64.6530612244898" calcext:value-type="float" table:number-columns-spanned="2" table:number-rows-spanned="1">
            <text:p>64.6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43.85306122449" calcext:value-type="float" table:number-columns-spanned="8" table:number-rows-spanned="1">
            <text:p>143.85</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Sample Arena Evaluation June 2023 (Reference Only)" table:style-name="ta1">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lausible</text:p>
          </table:table-cell>
          <table:table-cell table:formula="of:=VLOOKUP([.C4];['file:///C:/Users/Jonathan/Download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4];['file:///C:/Users/Jonathan/Downloads/TechChariot_6.19.23_Aren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onathan/Download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onathan/Downloads/TechChariot_6.19.23_Arena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C:/Users/Jonathan/Downloads/TechChariot_6.19.23_Aren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C:/Users/Jonathan/Downloads/TechChariot_6.19.23_Aren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C:/Users/Jonathan/Downloads/TechChariot_6.19.23_Aren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C:/Users/Jonathan/Downloads/TechChariot_6.19.23_Aren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onathan/Downloads/TechChariot_6.19.23_Arena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Implausible</text:p>
          </table:table-cell>
          <table:table-cell table:formula="of:=VLOOKUP([.C14];['file:///C:/Users/Jonathan/Download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14];['file:///C:/Users/Jonathan/Downloads/TechChariot_6.19.23_Aren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G14];['file:///C:/Users/Jonathan/Download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4];['file:///C:/Users/Jonathan/Downloads/TechChariot_6.19.23_Arena_1v1_Competitivity.ods'#$Classifications.$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onathan/Download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5];['file:///C:/Users/Jonathan/Downloads/TechChariot_6.19.23_Aren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G15];['file:///C:/Users/Jonathan/Download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5];['file:///C:/Users/Jonathan/Downloads/TechChariot_6.19.23_Arena_1v1_Competitivity.ods'#$Classifications.$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onathan/Download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6];['file:///C:/Users/Jonathan/Downloads/TechChariot_6.19.23_Aren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6];['file:///C:/Users/Jonathan/Download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6];['file:///C:/Users/Jonathan/Downloads/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onathan/Download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9];['file:///C:/Users/Jonathan/Downloads/TechChariot_6.19.23_Aren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9];['file:///C:/Users/Jonathan/Download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9];['file:///C:/Users/Jonathan/Downloads/TechChariot_6.19.23_Arena_1v1_Competitivity.ods'#$Classifications.$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onathan/Download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0];['file:///C:/Users/Jonathan/Download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G20];['file:///C:/Users/Jonathan/Download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C:/Users/Jonathan/Downloads/TechChariot_6.19.23_Aren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onathan/Download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1];['file:///C:/Users/Jonathan/Download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1];['file:///C:/Users/Jonathan/Downloads/TechChariot_6.19.23_Arena_1v1_Competitivity.ods'#$Classifications.$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onathan/Download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22];['file:///C:/Users/Jonathan/Downloads/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onathan/Download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5];['file:///C:/Users/Jonathan/Downloads/TechChariot_6.19.23_Aren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G25];['file:///C:/Users/Jonathan/Downloads/TechChariot_6.19.23_Arena_1v1_Competitivity.ods'#$Classifications.$B$2:.$C$8];2;0)" office:value-type="float" office:value="4" calcext:value-type="float">
            <text:p>4</text:p>
          </table:table-cell>
          <table:table-cell table:content-validation-name="val1" office:value-type="string" calcext:value-type="string">
            <text:p>Impractical</text:p>
          </table:table-cell>
          <table:table-cell table:formula="of:=VLOOKUP([.I25];['file:///C:/Users/Jonathan/Downloads/TechChariot_6.19.23_Arena_1v1_Competitivity.ods'#$Classifications.$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onathan/Download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6];['file:///C:/Users/Jonathan/Downloads/TechChariot_6.19.23_Aren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26];['file:///C:/Users/Jonathan/Downloads/TechChariot_6.19.23_Arena_1v1_Competitivity.ods'#$Classifications.$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onathan/Download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7];['file:///C:/Users/Jonathan/Download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7];['file:///C:/Users/Jonathan/Downloads/TechChariot_6.19.23_Arena_1v1_Competitivity.ods'#$Classifications.$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onathan/Download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C:/Users/Jonathan/Download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C:/Users/Jonathan/Downloads/TechChariot_6.19.23_Arena_1v1_Competitivity.ods'#$Classifications.$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onathan/Download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9];['file:///C:/Users/Jonathan/Downloads/TechChariot_6.19.23_Aren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29];['file:///C:/Users/Jonathan/Downloads/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onathan/Download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2];['file:///C:/Users/Jonathan/Download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2];['file:///C:/Users/Jonathan/Downloads/TechChariot_6.19.23_Arena_1v1_Competitivity.ods'#$Classifications.$B$2:.$C$8];2;0)" office:value-type="float" office:value="4" calcext:value-type="float">
            <text:p>4</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onathan/Download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onathan/Downloads/TechChariot_6.19.23_Aren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G35];['file:///C:/Users/Jonathan/Download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5];['file:///C:/Users/Jonathan/Downloads/TechChariot_6.19.23_Aren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onathan/Download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6];['file:///C:/Users/Jonathan/Download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6];['file:///C:/Users/Jonathan/Downloads/TechChariot_6.19.23_Arena_1v1_Competitivity.ods'#$Classifications.$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onathan/Download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7];['file:///C:/Users/Jonathan/Download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7];['file:///C:/Users/Jonathan/Downloads/TechChariot_6.19.23_Arena_1v1_Competitivity.ods'#$Classifications.$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onathan/Download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C:/Users/Jonathan/Downloads/TechChariot_6.19.23_Aren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onathan/Download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9];['file:///C:/Users/Jonathan/Download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I39];['file:///C:/Users/Jonathan/Downloads/TechChariot_6.19.23_Aren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onathan/Download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42];['file:///C:/Users/Jonathan/Download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42];['file:///C:/Users/Jonathan/Downloads/TechChariot_6.19.23_Arena_1v1_Competitivity.ods'#$Classifications.$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onathan/Download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43];['file:///C:/Users/Jonathan/Download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43];['file:///C:/Users/Jonathan/Downloads/TechChariot_6.19.23_Aren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onathan/Download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44];['file:///C:/Users/Jonathan/Downloads/TechChariot_6.19.23_Arena_1v1_Competitivity.ods'#$Classifications.$B$2:.$C$8];2;0)" office:value-type="float" office:value="3" calcext:value-type="float">
            <text:p>3</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lausible</text:p>
          </table:table-cell>
          <table:table-cell table:formula="of:=VLOOKUP([.C48];['file:///C:/Users/Jonathan/Download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E48];['file:///C:/Users/Jonathan/Download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G48];['file:///C:/Users/Jonathan/Download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onathan/Downloads/TechChariot_6.19.23_Aren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onathan/Download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onathan/Download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C:/Users/Jonathan/Downloads/TechChariot_6.19.23_Aren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C:/Users/Jonathan/Downloads/TechChariot_6.19.23_Aren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onathan/Download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onathan/Download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50];['file:///C:/Users/Jonathan/Download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I50];['file:///C:/Users/Jonathan/Downloads/TechChariot_6.19.23_Arena_1v1_Competitivity.ods'#$Classifications.$B$2:.$C$8];2;0)" office:value-type="float" office:value="2" calcext:value-type="float">
            <text:p>2</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0" calcext:value-type="float" table:number-columns-spanned="2" table:number-rows-spanned="1">
            <text:p>0</text:p>
          </table:table-cell>
          <table:covered-table-cell table:style-name="ce17"/>
          <table:table-cell table:style-name="ce59" office:value-type="float" office:value="5" calcext:value-type="float" table:number-columns-spanned="2" table:number-rows-spanned="1">
            <text:p>5</text:p>
          </table:table-cell>
          <table:covered-table-cell table:style-name="ce17"/>
          <table:table-cell table:style-name="ce59" office:value-type="float" office:value="45" calcext:value-type="float" table:number-columns-spanned="2" table:number-rows-spanned="1">
            <text:p>45</text:p>
          </table:table-cell>
          <table:covered-table-cell table:style-name="ce17"/>
          <table:table-cell table:style-name="ce59" office:value-type="float" office:value="50" calcext:value-type="float" table:number-columns-spanned="2" table:number-rows-spanned="1">
            <text:p>50</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0" calcext:value-type="float" table:number-columns-spanned="2" table:number-rows-spanned="1">
            <text:p>0.00</text:p>
          </table:table-cell>
          <table:covered-table-cell table:style-name="ce34"/>
          <table:table-cell table:style-name="ce91" table:formula="of:=100*[.E53]/SUM([.$C$53:.$I$53])" office:value-type="float" office:value="5" calcext:value-type="float" table:number-columns-spanned="2" table:number-rows-spanned="1">
            <text:p>5.00</text:p>
          </table:table-cell>
          <table:covered-table-cell table:style-name="ce34"/>
          <table:table-cell table:style-name="ce91" table:formula="of:=100*[.G53]/SUM([.$C$53:.$I$53])" office:value-type="float" office:value="45" calcext:value-type="float" table:number-columns-spanned="2" table:number-rows-spanned="1">
            <text:p>45.00</text:p>
          </table:table-cell>
          <table:covered-table-cell table:style-name="ce34"/>
          <table:table-cell table:style-name="ce100" table:formula="of:=100*[.I53]/SUM([.$C$53:.$I$53])" office:value-type="float" office:value="50" calcext:value-type="float" table:number-columns-spanned="2" table:number-rows-spanned="1">
            <text:p>5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0" calcext:value-type="float" table:number-columns-spanned="2" table:number-rows-spanned="1">
            <text:p>10</text:p>
          </table:table-cell>
          <table:covered-table-cell table:style-name="ce5"/>
          <table:table-cell table:style-name="ce40" table:formula="of:=COUNTIF([.G4:.G50];&quot;&lt;&gt;Impossible&quot;)-COUNTIFS([.G4:.G50];&quot;&lt;&gt;[:alpha:]*&quot;)" office:value-type="float" office:value="22" calcext:value-type="float" table:number-columns-spanned="2" table:number-rows-spanned="1">
            <text:p>22</text:p>
          </table:table-cell>
          <table:covered-table-cell table:style-name="ce5"/>
          <table:table-cell table:style-name="ce76" table:formula="of:=COUNTIF([.I4:.I50];&quot;&lt;&gt;Impossible&quot;)-COUNTIFS([.I4:.I50];&quot;&lt;&gt;[:alpha:]*&quot;)" office:value-type="float" office:value="25" calcext:value-type="float" table:number-columns-spanned="2" table:number-rows-spanned="1">
            <text:p>25</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5" calcext:value-type="float" table:number-columns-spanned="2" table:number-rows-spanned="1">
            <text:p>5.00</text:p>
          </table:table-cell>
          <table:covered-table-cell table:style-name="ce35"/>
          <table:table-cell table:style-name="ce92" table:formula="of:=100*[.E61]/SUM([.$C$61:.$I$61])" office:value-type="float" office:value="16.6666666666667" calcext:value-type="float" table:number-columns-spanned="2" table:number-rows-spanned="1">
            <text:p>16.67</text:p>
          </table:table-cell>
          <table:covered-table-cell table:style-name="ce35"/>
          <table:table-cell table:style-name="ce92" table:formula="of:=100*[.G61]/SUM([.$C$61:.$I$61])" office:value-type="float" office:value="36.6666666666667" calcext:value-type="float" table:number-columns-spanned="2" table:number-rows-spanned="1">
            <text:p>36.67</text:p>
          </table:table-cell>
          <table:covered-table-cell table:style-name="ce35"/>
          <table:table-cell table:style-name="ce100" table:formula="of:=100*[.I61]/SUM([.$C$61:.$I$61])" office:value-type="float" office:value="41.6666666666667" calcext:value-type="float" table:number-columns-spanned="2" table:number-rows-spanned="1">
            <text:p>41.67</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5" calcext:value-type="float" table:number-columns-spanned="2" table:number-rows-spanned="1">
            <text:p>5.00</text:p>
          </table:table-cell>
          <table:covered-table-cell table:style-name="ce34"/>
          <table:table-cell table:style-name="ce91" table:formula="of:=([.E59]+[.E62])" office:value-type="float" office:value="21.6666666666667" calcext:value-type="float" table:number-columns-spanned="2" table:number-rows-spanned="1">
            <text:p>21.67</text:p>
          </table:table-cell>
          <table:covered-table-cell table:style-name="ce34"/>
          <table:table-cell table:style-name="ce91" table:formula="of:=([.G59]+[.G62])" office:value-type="float" office:value="81.6666666666667" calcext:value-type="float" table:number-columns-spanned="2" table:number-rows-spanned="1">
            <text:p>81.67</text:p>
          </table:table-cell>
          <table:covered-table-cell table:style-name="ce34"/>
          <table:table-cell table:style-name="ce100" table:formula="of:=([.I59]+[.I62])" office:value-type="float" office:value="91.6666666666667" calcext:value-type="float" table:number-columns-spanned="2" table:number-rows-spanned="1">
            <text:p>91.67</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5" calcext:value-type="float" table:number-columns-spanned="2" table:number-rows-spanned="1">
            <text:p>5.00</text:p>
          </table:table-cell>
          <table:covered-table-cell table:style-name="ce34"/>
          <table:table-cell table:style-name="ce91" table:formula="of:=ABS([.E62]-[.E59])" office:value-type="float" office:value="11.6666666666667" calcext:value-type="float" table:number-columns-spanned="2" table:number-rows-spanned="1">
            <text:p>11.67</text:p>
          </table:table-cell>
          <table:covered-table-cell table:style-name="ce34"/>
          <table:table-cell table:style-name="ce91" table:formula="of:=ABS([.G62]-[.G59])" office:value-type="float" office:value="8.33333333333334" calcext:value-type="float" table:number-columns-spanned="2" table:number-rows-spanned="1">
            <text:p>8.33</text:p>
          </table:table-cell>
          <table:covered-table-cell table:style-name="ce34"/>
          <table:table-cell table:style-name="ce100" table:formula="of:=ABS([.I62]-[.I59])" office:value-type="float" office:value="8.33333333333334" calcext:value-type="float" table:number-columns-spanned="2" table:number-rows-spanned="1">
            <text:p>8.33</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0" calcext:value-type="float" table:number-columns-spanned="2" table:number-rows-spanned="1">
            <text:p>0.00</text:p>
          </table:table-cell>
          <table:covered-table-cell table:style-name="ce34"/>
          <table:table-cell table:style-name="ce91" table:formula="of:=1-[.E65]/[.E64]" office:value-type="float" office:value="0.461538461538462" calcext:value-type="float" table:number-columns-spanned="2" table:number-rows-spanned="1">
            <text:p>0.46</text:p>
          </table:table-cell>
          <table:covered-table-cell table:style-name="ce34"/>
          <table:table-cell table:style-name="ce91" table:formula="of:=1-[.G65]/[.G64]" office:value-type="float" office:value="0.897959183673469" calcext:value-type="float" table:number-columns-spanned="2" table:number-rows-spanned="1">
            <text:p>0.90</text:p>
          </table:table-cell>
          <table:covered-table-cell table:style-name="ce34"/>
          <table:table-cell table:style-name="ce100" table:formula="of:=1-[.I65]/[.I64]" office:value-type="float" office:value="0.909090909090909" calcext:value-type="float" table:number-columns-spanned="2" table:number-rows-spanned="1">
            <text:p>0.91</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3" calcext:value-type="float" table:number-columns-spanned="2" table:number-rows-spanned="1">
            <text:p>3.00</text:p>
          </table:table-cell>
          <table:covered-table-cell table:style-name="ce34"/>
          <table:table-cell table:style-name="ce91" table:formula="of:=SUM([.F4:.F50])" office:value-type="float" office:value="15" calcext:value-type="float" table:number-columns-spanned="2" table:number-rows-spanned="1">
            <text:p>15.00</text:p>
          </table:table-cell>
          <table:covered-table-cell table:style-name="ce34"/>
          <table:table-cell table:style-name="ce91" table:formula="of:=SUM([.H4:.H50])" office:value-type="float" office:value="64" calcext:value-type="float" table:number-columns-spanned="2" table:number-rows-spanned="1">
            <text:p>64.00</text:p>
          </table:table-cell>
          <table:covered-table-cell table:style-name="ce34"/>
          <table:table-cell table:style-name="ce100" table:formula="of:=SUM([.J4:.J50])" office:value-type="float" office:value="71" calcext:value-type="float" table:number-columns-spanned="2" table:number-rows-spanned="1">
            <text:p>71.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0" calcext:value-type="float" table:number-columns-spanned="2" table:number-rows-spanned="1">
            <text:p>0.00</text:p>
          </table:table-cell>
          <table:covered-table-cell table:style-name="ce34"/>
          <table:table-cell table:style-name="ce91" table:formula="of:=[.E68]*[.E66]" office:value-type="float" office:value="6.92307692307692" calcext:value-type="float" table:number-columns-spanned="2" table:number-rows-spanned="1">
            <text:p>6.92</text:p>
          </table:table-cell>
          <table:covered-table-cell table:style-name="ce34"/>
          <table:table-cell table:style-name="ce91" table:formula="of:=[.G68]*[.G66]" office:value-type="float" office:value="57.469387755102" calcext:value-type="float" table:number-columns-spanned="2" table:number-rows-spanned="1">
            <text:p>57.47</text:p>
          </table:table-cell>
          <table:covered-table-cell table:style-name="ce34"/>
          <table:table-cell table:style-name="ce100" table:formula="of:=[.I68]*[.I66]" office:value-type="float" office:value="64.5454545454546" calcext:value-type="float" table:number-columns-spanned="2" table:number-rows-spanned="1">
            <text:p>64.5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28.937919223634" calcext:value-type="float" table:number-columns-spanned="8" table:number-rows-spanned="1">
            <text:p>128.94</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Sample Nomad Evaluation June 2023 (Reference Only)" table:style-name="ta1" table:print="false">
        <office:forms form:automatic-focus="false" form:apply-design-mode="false"/>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C:/Users/Jonathan/Downloads/TechChariot_6.19.23_Nomad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C:/Users/Jonathan/Download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onathan/Download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onathan/Downloads/TechChariot_6.19.23_Nomad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7];['file:///C:/Users/Jonathan/Download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G7];['file:///C:/Users/Jonathan/Download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7];['file:///C:/Users/Jonathan/Downloads/TechChariot_6.19.23_Nomad_1v1_Competitivity.ods'#$Classifications.$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onathan/Download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8];['file:///C:/Users/Jonathan/Download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8];['file:///C:/Users/Jonathan/Downloads/TechChariot_6.19.23_Nomad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I8];['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9];['file:///C:/Users/Jonathan/Downloads/TechChariot_6.19.23_Nomad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9];['file:///C:/Users/Jonathan/Download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9];['file:///C:/Users/Jonathan/Downloads/TechChariot_6.19.23_Nomad_1v1_Competitivity.ods'#$Classifications.$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10];['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onathan/Downloads/TechChariot_6.19.23_Nomad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Implausible</text:p>
          </table:table-cell>
          <table:table-cell table:formula="of:=VLOOKUP([.C14];['file:///C:/Users/Jonathan/Downloads/TechChariot_6.19.23_Nomad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E14];['file:///C:/Users/Jonathan/Download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G14];['file:///C:/Users/Jonathan/Download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4];['file:///C:/Users/Jonathan/Downloads/TechChariot_6.19.23_Nomad_1v1_Competitivity.ods'#$Classifications.$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onathan/Download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5];['file:///C:/Users/Jonathan/Downloads/TechChariot_6.19.23_Nomad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G15];['file:///C:/Users/Jonathan/Download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15];['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onathan/Download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6];['file:///C:/Users/Jonathan/Downloads/TechChariot_6.19.23_Nomad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6];['file:///C:/Users/Jonathan/Download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6];['file:///C:/Users/Jonathan/Downloads/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9];['file:///C:/Users/Jonathan/Download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9];['file:///C:/Users/Jonathan/Download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9];['file:///C:/Users/Jonathan/Downloads/TechChariot_6.19.23_Nomad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onathan/Download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0];['file:///C:/Users/Jonathan/Downloads/TechChariot_6.19.23_Nomad_1v1_Competitivity.ods'#$Classifications.$B$2:.$C$8];2;0)" office:value-type="float" office:value="1" calcext:value-type="float">
            <text:p>1</text:p>
          </table:table-cell>
          <table:table-cell table:content-validation-name="val1" office:value-type="string" calcext:value-type="string">
            <text:p>Impossible</text:p>
          </table:table-cell>
          <table:table-cell table:formula="of:=VLOOKUP([.G20];['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20];['file:///C:/Users/Jonathan/Downloads/TechChariot_6.19.23_Nomad_1v1_Competitivity.ods'#$Classifications.$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C:/Users/Jonathan/Download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1];['file:///C:/Users/Jonathan/Downloads/TechChariot_6.19.23_Nomad_1v1_Competitivity.ods'#$Classifications.$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22];['file:///C:/Users/Jonathan/Downloads/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5];['file:///C:/Users/Jonathan/Download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25];['file:///C:/Users/Jonathan/Download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C:/Users/Jonathan/Downloads/TechChariot_6.19.23_Nomad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onathan/Download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C:/Users/Jonathan/Download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C:/Users/Jonathan/Downloads/TechChariot_6.19.23_Nomad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onathan/Download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7];['file:///C:/Users/Jonathan/Download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7];['file:///C:/Users/Jonathan/Downloads/TechChariot_6.19.23_Nomad_1v1_Competitivity.ods'#$Classifications.$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C:/Users/Jonathan/Download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C:/Users/Jonathan/Download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C:/Users/Jonathan/Downloads/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C:/Users/Jonathan/Download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C:/Users/Jonathan/Downloads/TechChariot_6.19.23_Nomad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onathan/Download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35];['file:///C:/Users/Jonathan/Download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5];['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6];['file:///C:/Users/Jonathan/Download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6];['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7];['file:///C:/Users/Jonathan/Download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7];['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38];['file:///C:/Users/Jonathan/Downloads/TechChariot_6.19.23_Nomad_1v1_Competitivity.ods'#$Classifications.$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C:/Users/Jonathan/Download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C:/Users/Jonathan/Downloads/TechChariot_6.19.23_Nomad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onathan/Downloads/TechChariot_6.19.23_Nomad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42];['file:///C:/Users/Jonathan/Download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2];['file:///C:/Users/Jonathan/Downloads/TechChariot_6.19.23_Nomad_1v1_Competitivity.ods'#$Classifications.$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C:/Users/Jonathan/Download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3];['file:///C:/Users/Jonathan/Downloads/TechChariot_6.19.23_Nomad_1v1_Competitivity.ods'#$Classifications.$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onathan/Download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44];['file:///C:/Users/Jonathan/Downloads/TechChariot_6.19.23_Nomad_1v1_Competitivity.ods'#$Classifications.$B$2:.$C$8];2;0)" office:value-type="float" office:value="2" calcext:value-type="float">
            <text:p>2</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ractical</text:p>
          </table:table-cell>
          <table:table-cell table:formula="of:=VLOOKUP([.C48];['file:///C:/Users/Jonathan/Download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E48];['file:///C:/Users/Jonathan/Download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C:/Users/Jonathan/Download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onathan/Downloads/TechChariot_6.19.23_Nomad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onathan/Download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onathan/Downloads/TechChariot_6.19.23_Nomad_1v1_Competitivity.ods'#$Classifications.$B$2:.$C$8];2;0)" office:value-type="float" office:value="3" calcext:value-type="float">
            <text:p>3</text:p>
          </table:table-cell>
          <table:table-cell table:content-validation-name="val1" office:value-type="string" calcext:value-type="string">
            <text:p>Implausible</text:p>
          </table:table-cell>
          <table:table-cell table:formula="of:=VLOOKUP([.G49];['file:///C:/Users/Jonathan/Download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9];['file:///C:/Users/Jonathan/Downloads/TechChariot_6.19.23_Nomad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onathan/Download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onathan/Downloads/TechChariot_6.19.23_Nomad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50];['file:///C:/Users/Jonathan/Download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50];['file:///C:/Users/Jonathan/Downloads/TechChariot_6.19.23_Nomad_1v1_Competitivity.ods'#$Classifications.$B$2:.$C$8];2;0)" office:value-type="float" office:value="1" calcext:value-type="float">
            <text:p>1</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0" calcext:value-type="float" table:number-columns-spanned="2" table:number-rows-spanned="1">
            <text:p>0</text:p>
          </table:table-cell>
          <table:covered-table-cell table:style-name="ce17"/>
          <table:table-cell table:style-name="ce59" office:value-type="float" office:value="0" calcext:value-type="float" table:number-columns-spanned="2" table:number-rows-spanned="1">
            <text:p>0</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0" calcext:value-type="float" table:number-columns-spanned="2" table:number-rows-spanned="1">
            <text:p>0.00</text:p>
          </table:table-cell>
          <table:covered-table-cell table:style-name="ce34"/>
          <table:table-cell table:style-name="ce91" table:formula="of:=100*[.E53]/SUM([.$C$53:.$I$53])" office:value-type="float" office:value="0" calcext:value-type="float" table:number-columns-spanned="2" table:number-rows-spanned="1">
            <text:p>0.00</text:p>
          </table:table-cell>
          <table:covered-table-cell table:style-name="ce34"/>
          <table:table-cell table:style-name="ce91" table:formula="of:=100*[.G53]/SUM([.$C$53:.$I$53])" office:value-type="float" office:value="50" calcext:value-type="float" table:number-columns-spanned="2" table:number-rows-spanned="1">
            <text:p>50.00</text:p>
          </table:table-cell>
          <table:covered-table-cell table:style-name="ce34"/>
          <table:table-cell table:style-name="ce100" table:formula="of:=100*[.I53]/SUM([.$C$53:.$I$53])" office:value-type="float" office:value="50" calcext:value-type="float" table:number-columns-spanned="2" table:number-rows-spanned="1">
            <text:p>5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3" calcext:value-type="float" table:number-columns-spanned="2" table:number-rows-spanned="1">
            <text:p>13</text:p>
          </table:table-cell>
          <table:covered-table-cell table:style-name="ce5"/>
          <table:table-cell table:style-name="ce40" table:formula="of:=COUNTIF([.G4:.G50];&quot;&lt;&gt;Impossible&quot;)-COUNTIFS([.G4:.G50];&quot;&lt;&gt;[:alpha:]*&quot;)" office:value-type="float" office:value="24" calcext:value-type="float" table:number-columns-spanned="2" table:number-rows-spanned="1">
            <text:p>24</text:p>
          </table:table-cell>
          <table:covered-table-cell table:style-name="ce5"/>
          <table:table-cell table:style-name="ce76" table:formula="of:=COUNTIF([.I4:.I50];&quot;&lt;&gt;Impossible&quot;)-COUNTIFS([.I4:.I50];&quot;&lt;&gt;[:alpha:]*&quot;)" office:value-type="float" office:value="28" calcext:value-type="float" table:number-columns-spanned="2" table:number-rows-spanned="1">
            <text:p>28</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4.41176470588235" calcext:value-type="float" table:number-columns-spanned="2" table:number-rows-spanned="1">
            <text:p>4.41</text:p>
          </table:table-cell>
          <table:covered-table-cell table:style-name="ce35"/>
          <table:table-cell table:style-name="ce92" table:formula="of:=100*[.E61]/SUM([.$C$61:.$I$61])" office:value-type="float" office:value="19.1176470588235" calcext:value-type="float" table:number-columns-spanned="2" table:number-rows-spanned="1">
            <text:p>19.12</text:p>
          </table:table-cell>
          <table:covered-table-cell table:style-name="ce35"/>
          <table:table-cell table:style-name="ce92" table:formula="of:=100*[.G61]/SUM([.$C$61:.$I$61])" office:value-type="float" office:value="35.2941176470588" calcext:value-type="float" table:number-columns-spanned="2" table:number-rows-spanned="1">
            <text:p>35.29</text:p>
          </table:table-cell>
          <table:covered-table-cell table:style-name="ce35"/>
          <table:table-cell table:style-name="ce100" table:formula="of:=100*[.I61]/SUM([.$C$61:.$I$61])" office:value-type="float" office:value="41.1764705882353" calcext:value-type="float" table:number-columns-spanned="2" table:number-rows-spanned="1">
            <text:p>41.18</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4.41176470588235" calcext:value-type="float" table:number-columns-spanned="2" table:number-rows-spanned="1">
            <text:p>4.41</text:p>
          </table:table-cell>
          <table:covered-table-cell table:style-name="ce34"/>
          <table:table-cell table:style-name="ce91" table:formula="of:=([.E59]+[.E62])" office:value-type="float" office:value="19.1176470588235" calcext:value-type="float" table:number-columns-spanned="2" table:number-rows-spanned="1">
            <text:p>19.12</text:p>
          </table:table-cell>
          <table:covered-table-cell table:style-name="ce34"/>
          <table:table-cell table:style-name="ce91" table:formula="of:=([.G59]+[.G62])" office:value-type="float" office:value="85.2941176470588" calcext:value-type="float" table:number-columns-spanned="2" table:number-rows-spanned="1">
            <text:p>85.29</text:p>
          </table:table-cell>
          <table:covered-table-cell table:style-name="ce34"/>
          <table:table-cell table:style-name="ce100" table:formula="of:=([.I59]+[.I62])" office:value-type="float" office:value="91.1764705882353" calcext:value-type="float" table:number-columns-spanned="2" table:number-rows-spanned="1">
            <text:p>91.18</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4.41176470588235" calcext:value-type="float" table:number-columns-spanned="2" table:number-rows-spanned="1">
            <text:p>4.41</text:p>
          </table:table-cell>
          <table:covered-table-cell table:style-name="ce34"/>
          <table:table-cell table:style-name="ce91" table:formula="of:=ABS([.E62]-[.E59])" office:value-type="float" office:value="19.1176470588235" calcext:value-type="float" table:number-columns-spanned="2" table:number-rows-spanned="1">
            <text:p>19.12</text:p>
          </table:table-cell>
          <table:covered-table-cell table:style-name="ce34"/>
          <table:table-cell table:style-name="ce91" table:formula="of:=ABS([.G62]-[.G59])" office:value-type="float" office:value="14.7058823529412" calcext:value-type="float" table:number-columns-spanned="2" table:number-rows-spanned="1">
            <text:p>14.71</text:p>
          </table:table-cell>
          <table:covered-table-cell table:style-name="ce34"/>
          <table:table-cell table:style-name="ce100" table:formula="of:=ABS([.I62]-[.I59])" office:value-type="float" office:value="8.8235294117647" calcext:value-type="float" table:number-columns-spanned="2" table:number-rows-spanned="1">
            <text:p>8.82</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0" calcext:value-type="float" table:number-columns-spanned="2" table:number-rows-spanned="1">
            <text:p>0.00</text:p>
          </table:table-cell>
          <table:covered-table-cell table:style-name="ce34"/>
          <table:table-cell table:style-name="ce91" table:formula="of:=1-[.E65]/[.E64]" office:value-type="float" office:value="0" calcext:value-type="float" table:number-columns-spanned="2" table:number-rows-spanned="1">
            <text:p>0.00</text:p>
          </table:table-cell>
          <table:covered-table-cell table:style-name="ce34"/>
          <table:table-cell table:style-name="ce91" table:formula="of:=1-[.G65]/[.G64]" office:value-type="float" office:value="0.827586206896552" calcext:value-type="float" table:number-columns-spanned="2" table:number-rows-spanned="1">
            <text:p>0.83</text:p>
          </table:table-cell>
          <table:covered-table-cell table:style-name="ce34"/>
          <table:table-cell table:style-name="ce100" table:formula="of:=1-[.I65]/[.I64]" office:value-type="float" office:value="0.903225806451613" calcext:value-type="float" table:number-columns-spanned="2" table:number-rows-spanned="1">
            <text:p>0.90</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6" calcext:value-type="float" table:number-columns-spanned="2" table:number-rows-spanned="1">
            <text:p>6.00</text:p>
          </table:table-cell>
          <table:covered-table-cell table:style-name="ce34"/>
          <table:table-cell table:style-name="ce91" table:formula="of:=SUM([.F4:.F50])" office:value-type="float" office:value="29" calcext:value-type="float" table:number-columns-spanned="2" table:number-rows-spanned="1">
            <text:p>29.00</text:p>
          </table:table-cell>
          <table:covered-table-cell table:style-name="ce34"/>
          <table:table-cell table:style-name="ce91" table:formula="of:=SUM([.H4:.H50])" office:value-type="float" office:value="52" calcext:value-type="float" table:number-columns-spanned="2" table:number-rows-spanned="1">
            <text:p>52.00</text:p>
          </table:table-cell>
          <table:covered-table-cell table:style-name="ce34"/>
          <table:table-cell table:style-name="ce100" table:formula="of:=SUM([.J4:.J50])" office:value-type="float" office:value="77" calcext:value-type="float" table:number-columns-spanned="2" table:number-rows-spanned="1">
            <text:p>77.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0" calcext:value-type="float" table:number-columns-spanned="2" table:number-rows-spanned="1">
            <text:p>0.00</text:p>
          </table:table-cell>
          <table:covered-table-cell table:style-name="ce34"/>
          <table:table-cell table:style-name="ce91" table:formula="of:=[.E68]*[.E66]" office:value-type="float" office:value="0" calcext:value-type="float" table:number-columns-spanned="2" table:number-rows-spanned="1">
            <text:p>0.00</text:p>
          </table:table-cell>
          <table:covered-table-cell table:style-name="ce34"/>
          <table:table-cell table:style-name="ce91" table:formula="of:=[.G68]*[.G66]" office:value-type="float" office:value="43.0344827586207" calcext:value-type="float" table:number-columns-spanned="2" table:number-rows-spanned="1">
            <text:p>43.03</text:p>
          </table:table-cell>
          <table:covered-table-cell table:style-name="ce34"/>
          <table:table-cell table:style-name="ce100" table:formula="of:=[.I68]*[.I66]" office:value-type="float" office:value="69.5483870967742" calcext:value-type="float" table:number-columns-spanned="2" table:number-rows-spanned="1">
            <text:p>69.5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12.582869855395" calcext:value-type="float" table:number-columns-spanned="8" table:number-rows-spanned="1">
            <text:p>112.58</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file:///C:/Users/Jonathan/Downloads/TechChariot_6.19.23_Arabia_1v1_Competitivity.ods'#Classifications" table:print="false" table:style-name="ta_extref">
        <table:table-source xlink:type="simple" xlink:href="../TechChariot_6.19.23_Arabia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table table:name="'file:///C:/Users/Jonathan/Downloads/TechChariot_6.19.23_Arena_1v1_Competitivity.ods'#Classifications" table:print="false" table:style-name="ta_extref">
        <table:table-source xlink:type="simple" xlink:href="../TechChariot_6.19.23_Arena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table table:name="'file:///C:/Users/Jonathan/Downloads/TechChariot_6.19.23_Nomad_1v1_Competitivity.ods'#Classifications" table:print="false" table:style-name="ta_extref">
        <table:table-source xlink:type="simple" xlink:href="../TechChariot_6.19.23_Nomad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11">
      <number:number number:decimal-places="13" loext:min-decimal-places="13" number:min-integer-digits="1"/>
    </number:number-style>
    <number:number-style style:name="N112">
      <number:number number:decimal-places="12" loext:min-decimal-places="12" number:min-integer-digits="1"/>
    </number:number-style>
    <number:number-style style:name="N113">
      <number:number number:decimal-places="11" loext:min-decimal-places="11" number:min-integer-digits="1"/>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number-style style:name="N123">
      <number:number number:decimal-places="14" loext:min-decimal-places="14" number:min-integer-digits="1"/>
    </number:number-style>
    <number:number-style style:name="N124">
      <number:number number:decimal-places="15" loext:min-decimal-places="15"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5">00/00/0000</text:date>, <text:time style:data-style-name="N2" text:time-value="19:59:48.76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4-03-05T21:20:53.959000000</dc:date>
    <meta:editing-duration>P2DT10H1M55S</meta:editing-duration>
    <meta:editing-cycles>100</meta:editing-cycles>
    <meta:generator>LibreOffice/6.4.4.2$Windows_X86_64 LibreOffice_project/3d775be2011f3886db32dfd395a6a6d1ca2630ff</meta:generator>
    <meta:document-statistic meta:table-count="6" meta:cell-count="1635" meta:object-count="0"/>
  </office:meta>
</office:document-meta>
</file>